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Comfortaa" svg:font-family="Comfortaa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" svg:font-family="Ubuntu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2.5409in"/>
    </style:style>
    <style:style style:name="co7" style:family="table-column">
      <style:table-column-properties fo:break-before="auto" style:column-width="1.4854in"/>
    </style:style>
    <style:style style:name="co8" style:family="table-column">
      <style:table-column-properties fo:break-before="auto" style:column-width="1.3799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2.248in"/>
    </style:style>
    <style:style style:name="co11" style:family="table-column">
      <style:table-column-properties fo:break-before="auto" style:column-width="1.572in"/>
    </style:style>
    <style:style style:name="co12" style:family="table-column">
      <style:table-column-properties fo:break-before="auto" style:column-width="2.122in"/>
    </style:style>
    <style:style style:name="co13" style:family="table-column">
      <style:table-column-properties fo:break-before="auto" style:column-width="1.3453in"/>
    </style:style>
    <style:style style:name="co14" style:family="table-column">
      <style:table-column-properties fo:break-before="auto" style:column-width="2.4335in"/>
    </style:style>
    <style:style style:name="co15" style:family="table-column">
      <style:table-column-properties fo:break-before="auto" style:column-width="1.2327in"/>
    </style:style>
    <style:style style:name="co16" style:family="table-column">
      <style:table-column-properties fo:break-before="auto" style:column-width="1.5972in"/>
    </style:style>
    <style:style style:name="co17" style:family="table-column">
      <style:table-column-properties fo:break-before="auto" style:column-width="1.7154in"/>
    </style:style>
    <style:style style:name="co18" style:family="table-column">
      <style:table-column-properties fo:break-before="auto" style:column-width="1.6618in"/>
    </style:style>
    <style:style style:name="co19" style:family="table-column">
      <style:table-column-properties fo:break-before="auto" style:column-width="1.7689in"/>
    </style:style>
    <style:style style:name="ro1" style:family="table-row">
      <style:table-row-properties style:row-height="0.3075in" fo:break-before="auto" style:use-optimal-row-height="true"/>
    </style:style>
    <style:style style:name="ro2" style:family="table-row">
      <style:table-row-properties style:row-height="0.2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2791in" fo:break-before="auto" style:use-optimal-row-height="false"/>
    </style:style>
    <style:style style:name="ro8" style:family="table-row">
      <style:table-row-properties style:row-height="0.3035in" fo:break-before="auto" style:use-optimal-row-height="true"/>
    </style:style>
    <style:style style:name="ro9" style:family="table-row">
      <style:table-row-properties style:row-height="0.2244in" fo:break-before="auto" style:use-optimal-row-height="true"/>
    </style:style>
    <style:style style:name="ta1" style:family="table" style:master-page-name="PageStyle_5f_Boondia">
      <style:table-properties table:display="true" style:writing-mode="lr-tb" table:tab-color="#afd095"/>
    </style:style>
    <style:style style:name="ta2" style:family="table" style:master-page-name="PageStyle_5f_Boondia">
      <style:table-properties table:display="true" style:writing-mode="lr-tb" table:tab-color="#8d1d75"/>
    </style:style>
    <style:style style:name="ta3" style:family="table" style:master-page-name="PageStyle_5f_Boondia">
      <style:table-properties table:display="true" style:writing-mode="lr-tb" table:tab-color="#ffffff"/>
    </style:style>
    <style:style style:name="ta4" style:family="table" style:master-page-name="PageStyle_5f_Boondia">
      <style:table-properties table:display="true" style:writing-mode="lr-tb" table:tab-color="#90cafa"/>
    </style:style>
    <style:style style:name="ta5" style:family="table" style:master-page-name="PageStyle_5f_Boondia">
      <style:table-properties table:display="true" style:writing-mode="lr-tb" table:tab-color="#ea4335"/>
    </style:style>
    <style:style style:name="ta6" style:family="table" style:master-page-name="PageStyle_5f_Boondia">
      <style:table-properties table:display="true" style:writing-mode="lr-tb" table:tab-color="#d4ea6b"/>
    </style:style>
    <style:style style:name="ta7" style:family="table" style:master-page-name="PageStyle_5f_Boondia">
      <style:table-properties table:display="true" style:writing-mode="lr-tb" table:tab-color="#ff9900"/>
    </style:style>
    <style:style style:name="ta8" style:family="table" style:master-page-name="PageStyle_5f_Boondia">
      <style:table-properties table:display="true" style:writing-mode="lr-tb" table:tab-color="#00bfff"/>
    </style:style>
    <style:style style:name="ta9" style:family="table" style:master-page-name="PageStyle_5f_TOTALE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5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 style:data-style-name="N125">
      <style:table-cell-properties fo:background-color="#e0c2cd" style:text-align-source="fix" style:repeat-content="false" fo:wrap-option="no-wrap" fo:border="none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3" style:family="table-cell" style:parent-style-name="Default" style:data-style-name="N45">
      <style:table-cell-properties fo:background-color="#e0c2cd"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48" style:family="table-cell" style:parent-style-name="Default" style:data-style-name="N37">
      <style:table-cell-properties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0" style:family="table-cell" style:parent-style-name="Default" style:data-style-name="N125">
      <style:table-cell-properties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3" style:family="table-cell" style:parent-style-name="Default" style:data-style-name="N125">
      <style:table-cell-properties style:text-align-source="fix" style:repeat-content="false" fo:background-color="transparent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76" style:family="table-cell" style:parent-style-name="Default" style:data-style-name="N125">
      <style:table-cell-properties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padding="0.0555in" style:shadow="none"/>
      <style:paragraph-properties fo:text-align="center"/>
    </style:style>
    <style:style style:name="ce16" style:family="table-cell" style:parent-style-name="Default" style:data-style-name="N121">
      <style:table-cell-properties fo:background-color="#d4ea6b" style:text-align-source="fix" style:repeat-content="false" fo:wrap-option="no-wrap" fo:border="none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0" style:family="table-cell" style:parent-style-name="Default" style:data-style-name="N121">
      <style:table-cell-properties fo:background-color="#d4ea6b" style:text-align-source="fix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121">
      <style:table-cell-properties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3" style:family="table-cell" style:parent-style-name="Default" style:data-style-name="N121">
      <style:table-cell-properties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83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d4ea6b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84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7b59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9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35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36" style:family="table-cell" style:parent-style-name="Default" style:data-style-name="N121">
      <style:table-cell-properties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padding="0.0555in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121">
      <style:table-cell-properties fo:background-color="#ffaa95" style:text-align-source="fix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39" style:family="table-cell" style:parent-style-name="Default" style:data-style-name="N121">
      <style:table-cell-properties fo:background-color="#d4ea6b" style:text-align-source="value-type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 style:data-style-name="N121">
      <style:table-cell-properties fo:background-color="#ffaa95" style:text-align-source="value-type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121">
      <style:table-cell-properties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d4ea6b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21">
      <style:table-cell-properties fo:padding="0.0555in" style:rotation-align="non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 style:data-style-name="N121">
      <style:table-cell-properties fo:background-color="transparent" fo:padding="0.0555in" style:rotation-align="none"/>
      <style:text-properties fo:color="#d4ea6b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 style:data-style-name="N121">
      <style:table-cell-properties fo:background-color="transparent" fo:padding="0.0555in" style:rotation-align="none"/>
      <style:text-properties fo:color="#ff7b59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 style:data-style-name="N121">
      <style:table-cell-properties fo:background-color="transparent" fo:padding="0.0555in" style:rotation-align="none"/>
      <style:text-properties fo:color="#000000" style:text-outline="false" style:text-line-through-style="none" style:text-line-through-type="none" style:font-name="Fira Mono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1" style:family="table-cell" style:parent-style-name="Default" style:data-style-name="N121">
      <style:table-cell-properties fo:padding="0.0555in" style:rotation-align="none"/>
      <style:text-properties fo:color="#000000" style:text-outline="false" style:text-line-through-style="none" style:text-line-through-type="none" style:font-name="Fira Mono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2" style:family="table-cell" style:parent-style-name="Default">
      <style:table-cell-properties fo:padding="0.0555in"/>
      <style:text-properties style:font-name="Fira Mono"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 style:data-style-name="N121">
      <style:table-cell-properties fo:background-color="#59d6ff" style:text-align-source="fix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58" style:family="table-cell" style:parent-style-name="Default" style:data-style-name="N121">
      <style:table-cell-properties fo:background-color="#59d6ff" style:text-align-source="value-type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 style:data-style-name="N121">
      <style:table-cell-properties fo:background-color="#59d6ff" style:text-align-source="value-type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121">
      <style:table-cell-properties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1a1d6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29fc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 style:data-style-name="N121">
      <style:table-cell-properties fo:background-color="transparent" fo:padding="0.0555in" style:rotation-align="non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 style:data-style-name="N121">
      <style:table-cell-properties fo:background-color="transparent" fo:padding="0.0555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21">
      <style:table-cell-properties fo:padding="0.0555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fo:padding="0.0555in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fo:border="none" style:direction="ltr" fo:padding="0.0555in" style:rotation-angle="0" style:rotation-align="none" style:shadow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normal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ce54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5" style:family="table-cell" style:parent-style-name="Default" style:data-style-name="N121">
      <style:table-cell-properties style:text-align-source="value-type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121">
      <style:table-cell-properties style:text-align-source="value-type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1a1d6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7" style:family="table-cell" style:parent-style-name="Default" style:data-style-name="N121">
      <style:table-cell-properties style:text-align-source="value-type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1a1d6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 style:data-style-name="N121">
      <style:table-cell-properties fo:background-color="transparent" fo:padding="0.0555in" style:rotation-align="non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 style:data-style-name="N121">
      <style:table-cell-properties fo:background-color="transparent" fo:padding="0.0555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ackground-color="transparent" fo:padding="0.0555in"/>
    </style:style>
    <style:style style:name="ce175" style:family="table-cell" style:parent-style-name="Default">
      <style:text-properties style:font-name="DejaVu Sans"/>
    </style:style>
    <style:style style:name="ce60" style:family="table-cell" style:parent-style-name="Default">
      <style:table-cell-properties fo:padding="0.0555in" style:rotation-align="non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1" style:family="table-cell" style:parent-style-name="Default">
      <style:table-cell-properties fo:background-color="#d4ea6b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62" style:family="table-cell" style:parent-style-name="Default">
      <style:table-cell-properties fo:background-color="#90cafa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63" style:family="table-cell" style:parent-style-name="Default">
      <style:table-cell-properties fo:background-color="#ffaa95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64" style:family="table-cell" style:parent-style-name="Default">
      <style:table-cell-properties fo:background-color="#e8d1ff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65" style:family="table-cell" style:parent-style-name="Default" style:data-style-name="N121">
      <style:table-cell-properties fo:background-color="#d4ea6b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66" style:family="table-cell" style:parent-style-name="Default" style:data-style-name="N121">
      <style:table-cell-properties fo:background-color="#ffaa95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67" style:family="table-cell" style:parent-style-name="Default" style:data-style-name="N121">
      <style:table-cell-properties fo:background-color="#59d6ff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fo:padding="0.0555in" style:rotation-align="non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17" style:family="table-cell" style:parent-style-name="Default">
      <style:table-cell-properties fo:background-color="transparent" fo:padding="0.0555in"/>
      <style:text-properties style:font-name="DejaVu Sans Mono" fo:font-size="12pt" style:font-size-asian="12pt" style:font-size-complex="12pt"/>
    </style:style>
    <style:style style:name="ce119" style:family="table-cell" style:parent-style-name="Default">
      <style:table-cell-properties fo:padding="0.0555in"/>
    </style:style>
    <style:style style:name="ce79" style:family="table-cell" style:parent-style-name="Default" style:data-style-name="N121">
      <style:table-cell-properties fo:padding="0.0555in" style:rotation-align="non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80" style:family="table-cell" style:parent-style-name="Default" style:data-style-name="N121">
      <style:table-cell-properties fo:background-color="#d4ea6b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 style:data-style-name="N121">
      <style:table-cell-properties fo:background-color="#90cafa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 style:data-style-name="N121">
      <style:table-cell-properties fo:background-color="#ffaa95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 style:data-style-name="N121">
      <style:table-cell-properties fo:background-color="#e8d1ff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 style:data-style-name="N121">
      <style:table-cell-properties fo:background-color="#d4ea6b" fo:padding="0.0555in" style:rotation-align="non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 style:data-style-name="N121">
      <style:table-cell-properties fo:background-color="#ffaa95" fo:padding="0.0555in" style:rotation-align="non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Default" style:data-style-name="N121">
      <style:table-cell-properties fo:background-color="#59d6ff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21">
      <style:table-cell-properties fo:padding="0.0555in" style:rotation-align="non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39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26" style:family="table-cell" style:parent-style-name="Default" style:data-style-name="N121">
      <style:table-cell-properties fo:padding="0.0555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omfortaa" fo:font-size="13pt" fo:font-style="normal" fo:text-shadow="none" style:text-underline-style="none" fo:font-weight="normal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ce14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143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252" style:family="table-cell" style:parent-style-name="Default" style:data-style-name="N0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149" style:family="table-cell" style:parent-style-name="Default" style:data-style-name="N45">
      <style:table-cell-properties fo:background-color="#e0c2cd" style:text-align-source="fix" style:repeat-content="false" fo:wrap-option="no-wrap" fo:border="none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2" style:family="table-cell" style:parent-style-name="Default" style:data-style-name="N45">
      <style:table-cell-properties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8" style:family="table-cell" style:parent-style-name="Default" style:data-style-name="N45">
      <style:table-cell-properties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98" style:family="table-cell" style:parent-style-name="Default" style:data-style-name="N121">
      <style:table-cell-properties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82" style:family="table-cell" style:parent-style-name="Default" style:data-style-name="N121">
      <style:table-cell-properties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85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7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88" style:family="table-cell" style:parent-style-name="Default" style:data-style-name="N121">
      <style:table-cell-properties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padding="0.0555in"/>
      <style:paragraph-properties fo:text-align="center"/>
    </style:style>
    <style:style style:name="ce151" style:family="table-cell" style:parent-style-name="Default" style:data-style-name="N121">
      <style:table-cell-properties fo:background-color="#ffaa95" style:text-align-source="value-type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 style:data-style-name="N121">
      <style:table-cell-properties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d4ea6b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121">
      <style:table-cell-properties fo:padding="0.0555in" style:rotation-align="non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 style:data-style-name="N121">
      <style:table-cell-properties fo:background-color="transparent" fo:padding="0.0555in" style:rotation-align="none"/>
      <style:text-properties fo:color="#000000" style:text-outline="false" style:text-line-through-style="none" style:text-line-through-type="none" style:font-name="Fira Mono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99" style:family="table-cell" style:parent-style-name="Default" style:data-style-name="N121">
      <style:table-cell-properties fo:padding="0.0555in" style:rotation-align="none"/>
      <style:text-properties fo:color="#000000" style:text-outline="false" style:text-line-through-style="none" style:text-line-through-type="none" style:font-name="Fira Mono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00" style:family="table-cell" style:parent-style-name="Default">
      <style:table-cell-properties fo:padding="0.0555in"/>
      <style:text-properties style:font-name="Fira Mono" fo:font-size="13pt" style:font-size-asian="13pt" style:font-size-complex="13pt"/>
    </style:style>
    <style:style style:name="ce122" style:family="table-cell" style:parent-style-name="Default" style:data-style-name="N121">
      <style:table-cell-properties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1a1d6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Default" style:data-style-name="N121">
      <style:table-cell-properties style:text-align-source="value-type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4" style:family="table-cell" style:parent-style-name="Default" style:data-style-name="N121">
      <style:table-cell-properties fo:background-color="#d4ea6b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35" style:family="table-cell" style:parent-style-name="Default" style:data-style-name="N121">
      <style:table-cell-properties fo:background-color="#ffaa95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36" style:family="table-cell" style:parent-style-name="Default" style:data-style-name="N121">
      <style:table-cell-properties fo:background-color="#59d6ff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5" style:family="table-cell" style:parent-style-name="Default" style:data-style-name="N121">
      <style:table-cell-properties fo:background-color="#d4ea6b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9" style:family="table-cell" style:parent-style-name="Default" style:data-style-name="N121">
      <style:table-cell-properties fo:background-color="#90cafa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0" style:family="table-cell" style:parent-style-name="Default" style:data-style-name="N121">
      <style:table-cell-properties fo:background-color="#ffaa95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1" style:family="table-cell" style:parent-style-name="Default" style:data-style-name="N121">
      <style:table-cell-properties fo:background-color="#e8d1ff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3" style:family="table-cell" style:parent-style-name="Default" style:data-style-name="N121">
      <style:table-cell-properties fo:background-color="#d4ea6b" fo:padding="0.0555in" style:rotation-align="non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4" style:family="table-cell" style:parent-style-name="Default" style:data-style-name="N121">
      <style:table-cell-properties fo:background-color="#ffaa95" fo:padding="0.0555in" style:rotation-align="non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5" style:family="table-cell" style:parent-style-name="Default" style:data-style-name="N121">
      <style:table-cell-properties fo:background-color="#59d6ff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1" style:family="table-cell" style:parent-style-name="Default" style:data-style-name="N121">
      <style:table-cell-properties fo:background-color="#d4ea6b"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96" style:family="table-cell" style:parent-style-name="Default" style:data-style-name="N121">
      <style:table-cell-properties fo:background-color="#ffaa95"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Default" style:data-style-name="N121">
      <style:table-cell-properties fo:background-color="#59d6ff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99" style:family="table-cell" style:parent-style-name="Default" style:data-style-name="N121">
      <style:table-cell-properties fo:background-color="#59d6ff"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1" style:family="table-cell" style:parent-style-name="Default" style:data-style-name="N121">
      <style:table-cell-properties fo:background-color="#59d6ff"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5" style:family="table-cell" style:parent-style-name="Default">
      <style:table-cell-properties fo:background-color="#59d6ff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8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0f8ff" style:text-outline="false" style:text-line-through-style="none" style:text-line-through-type="none" style:font-name="DejaVu Sans" fo:font-size="13pt" fo:font-style="normal" fo:text-shadow="none" style:text-underline-style="none" fo:font-weight="normal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ce281" style:family="table-cell" style:parent-style-name="Default">
      <style:table-cell-properties fo:background-color="#dddddd" style:text-align-source="fix" style:repeat-content="false" fo:wrap-option="no-wrap" fo:border="none" style:direction="ltr" fo:padding="0.053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normal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ce282" style:family="table-cell" style:parent-style-name="Default">
      <style:table-cell-properties fo:background-color="#e8d1ff" style:text-align-source="value-type" style:repeat-content="false" fo:wrap-option="no-wrap" style:direction="ltr" fo:padding="0.053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Comfortaa" style:font-size-complex="13pt" style:font-style-complex="normal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no-wrap" style:direction="ltr" fo:padding="0.053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Comfortaa" style:font-size-complex="13pt" style:font-style-complex="normal" style:font-weight-complex="bold"/>
    </style:style>
    <style:style style:name="ce283" style:family="table-cell" style:parent-style-name="Default">
      <style:table-cell-properties fo:background-color="#d4ea6b" style:text-align-source="value-type" style:repeat-content="false" fo:wrap-option="no-wrap" style:direction="ltr" fo:padding="0.053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Comfortaa" style:font-size-complex="13pt" style:font-style-complex="normal" style:font-weight-complex="bold"/>
    </style:style>
    <style:style style:name="ce284" style:family="table-cell" style:parent-style-name="Default">
      <style:table-cell-properties fo:background-color="#59d6ff" style:text-align-source="value-type" style:repeat-content="false" fo:wrap-option="no-wrap" style:direction="ltr" fo:padding="0.053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Comfortaa" style:font-size-complex="13pt" style:font-style-complex="normal" style:font-weight-complex="bold"/>
    </style:style>
    <style:style style:name="ce285" style:family="table-cell" style:parent-style-name="Default">
      <style:table-cell-properties fo:background-color="#afd095" style:text-align-source="value-type" style:repeat-content="false" fo:wrap-option="no-wrap" style:direction="ltr" fo:padding="0.053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Comfortaa" style:font-size-complex="13pt" style:font-style-complex="normal" style:font-weight-complex="bold"/>
    </style:style>
    <style:style style:name="ce286" style:family="table-cell" style:parent-style-name="Default">
      <style:table-cell-properties fo:background-color="#cd853f" style:text-align-source="value-type" style:repeat-content="false" fo:wrap-option="no-wrap" style:direction="ltr" fo:padding="0.053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Comfortaa" style:font-size-complex="13pt" style:font-style-complex="normal" style:font-weight-complex="bold"/>
    </style:style>
    <style:style style:name="ce287" style:family="table-cell" style:parent-style-name="Default">
      <style:table-cell-properties fo:background-color="#00ced1" style:text-align-source="value-type" style:repeat-content="false" fo:wrap-option="no-wrap" style:direction="ltr" fo:padding="0.053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Comfortaa" style:font-size-complex="13pt" style:font-style-complex="normal" style:font-weight-complex="bold"/>
    </style:style>
    <style:style style:name="ce288" style:family="table-cell" style:parent-style-name="Default">
      <style:table-cell-properties fo:background-color="transparent" fo:padding="0.0535in" style:rotation-align="non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89" style:family="table-cell" style:parent-style-name="Default">
      <style:table-cell-properties fo:background-color="#77bc65" style:text-align-source="value-type" style:repeat-content="false" fo:wrap-option="no-wrap" style:direction="ltr" fo:padding="0.053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Comfortaa" style:font-size-complex="13pt" style:font-style-complex="normal" style:font-weight-complex="bold"/>
    </style:style>
    <style:style style:name="ce290" style:family="table-cell" style:parent-style-name="Default">
      <style:table-cell-properties fo:background-color="transparent" fo:padding="0.0535in"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91" style:family="table-cell" style:parent-style-name="Default">
      <style:table-cell-properties fo:padding="0.0535in"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93" style:family="table-cell" style:parent-style-name="Default">
      <style:text-properties fo:color="#f0f8ff"/>
    </style:style>
    <style:style style:name="ce242" style:family="table-cell" style:parent-style-name="Default">
      <style:table-cell-properties fo:background-color="#dddddd" fo:padding="0.0535in"/>
      <style:text-properties style:font-name="DejaVu Sans"/>
    </style:style>
    <style:style style:name="ce295" style:family="table-cell" style:parent-style-name="Default" style:data-style-name="N121">
      <style:table-cell-properties fo:background-color="#e8d1ff" style:text-align-source="fix" style:repeat-content="false" fo:wrap-option="no-wrap" style:direction="ltr" fo:padding="0.053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46" style:family="table-cell" style:parent-style-name="Default" style:data-style-name="N121">
      <style:table-cell-properties fo:background-color="#ffffff" style:text-align-source="fix" style:repeat-content="false" fo:wrap-option="no-wrap" style:direction="ltr" fo:padding="0.053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96" style:family="table-cell" style:parent-style-name="Default" style:data-style-name="N121">
      <style:table-cell-properties fo:background-color="#d4ea6b" fo:padding="0.0535in" style:rotation-align="non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97" style:family="table-cell" style:parent-style-name="Default" style:data-style-name="N121">
      <style:table-cell-properties fo:background-color="#59d6ff" fo:padding="0.0535in" style:rotation-align="non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98" style:family="table-cell" style:parent-style-name="Default" style:data-style-name="N121">
      <style:table-cell-properties fo:background-color="#afd095" fo:padding="0.0535in" style:rotation-align="non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99" style:family="table-cell" style:parent-style-name="Default" style:data-style-name="N121">
      <style:table-cell-properties fo:background-color="#cd853f" fo:padding="0.0535in" style:rotation-align="non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00" style:family="table-cell" style:parent-style-name="Default" style:data-style-name="N121">
      <style:table-cell-properties fo:background-color="#00ced1" fo:padding="0.0535in" style:rotation-align="non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01" style:family="table-cell" style:parent-style-name="Default">
      <style:table-cell-properties fo:background-color="transparent" fo:padding="0.0535in"/>
      <style:text-properties style:font-name="DejaVu Sans"/>
    </style:style>
    <style:style style:name="ce302" style:family="table-cell" style:parent-style-name="Default" style:data-style-name="N121">
      <style:table-cell-properties fo:background-color="#77bc65" fo:padding="0.0535in" style:rotation-align="non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03" style:family="table-cell" style:parent-style-name="Default">
      <style:table-cell-properties fo:background-color="transparent" fo:padding="0.0535in"/>
    </style:style>
    <style:style style:name="ce304" style:family="table-cell" style:parent-style-name="Default">
      <style:table-cell-properties fo:padding="0.0535in"/>
    </style:style>
    <style:style style:name="ce305" style:family="table-cell" style:parent-style-name="Default" style:data-style-name="N121">
      <style:table-cell-properties fo:background-color="#e8d1ff" fo:padding="0.0535in" style:rotation-align="non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62" style:family="table-cell" style:parent-style-name="Default" style:data-style-name="N121">
      <style:table-cell-properties fo:background-color="#ffffff" fo:padding="0.0535in" style:rotation-align="non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06" style:family="table-cell" style:parent-style-name="Default">
      <style:table-cell-properties fo:background-color="transparent"/>
      <style:text-properties fo:color="#f0f8ff"/>
    </style:style>
    <style:style style:name="ce307" style:family="table-cell" style:parent-style-name="Default">
      <style:table-cell-properties fo:background-color="transparent" fo:padding="0.0535in"/>
      <style:text-properties fo:color="#000000"/>
    </style:style>
    <style:style style:name="ce308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ff" style:font-name="DejaVu Sans" fo:font-size="13pt" style:font-size-asian="13pt" style:font-size-complex="13pt"/>
    </style:style>
    <style:style style:name="ce309" style:family="table-cell" style:parent-style-name="Default" style:data-style-name="N127">
      <style:table-cell-properties fo:background-color="#77bc65" fo:padding="0.0535in"/>
      <style:text-properties style:font-name="DejaVu Sans" fo:font-size="13pt" fo:font-weight="bold" style:font-size-asian="13pt" style:font-weight-asian="bold" style:font-size-complex="13pt" style:font-weight-complex="bold"/>
    </style:style>
    <style:style style:name="ce310" style:family="table-cell" style:parent-style-name="Default">
      <style:table-cell-properties fo:padding="0.0535in"/>
      <style:text-properties style:font-name="DejaVu Sans"/>
    </style:style>
    <style:style style:name="ce311" style:family="table-cell" style:parent-style-name="Default" style:data-style-name="N127">
      <style:table-cell-properties fo:background-color="#77bc65" fo:padding="0.0535in"/>
      <style:text-properties fo:color="#000000" style:font-name="DejaVu Sans" fo:font-size="13pt" fo:font-weight="bold" style:font-size-asian="13pt" style:font-weight-asian="bold" style:font-size-complex="13pt" style:font-weight-complex="bold"/>
    </style:style>
    <style:style style:name="ce248" style:family="table-cell" style:parent-style-name="Default">
      <style:text-properties style:text-underline-style="solid" style:text-underline-width="auto" style:text-underline-color="font-color"/>
    </style:style>
    <style:style style:name="ce312" style:family="table-cell" style:parent-style-name="Default">
      <style:table-cell-properties fo:background-color="#333333"/>
      <style:text-properties fo:color="#ffffff" style:font-name="DejaVu Sans" fo:font-size="13pt" style:font-size-asian="13pt" style:font-size-complex="13pt"/>
    </style:style>
    <style:style style:name="ce273" style:family="table-cell" style:parent-style-name="Default" style:data-style-name="N11">
      <style:table-cell-properties fo:background-color="#81d41a" fo:padding="0.0535in"/>
      <style:text-properties fo:color="#000000" style:font-name="DejaVu Sans" fo:font-size="13pt" fo:font-weight="bold" style:font-size-asian="13pt" style:font-weight-asian="bold" style:font-size-complex="13pt" style:font-weight-complex="bold"/>
    </style:style>
    <style:style style:name="ce275" style:family="table-cell" style:parent-style-name="Default" style:data-style-name="N11">
      <style:table-cell-properties fo:background-color="#ffff00" fo:padding="0.0535in"/>
      <style:text-properties fo:color="#000000" style:font-name="DejaVu Sans" fo:font-size="13pt" fo:font-weight="bold" style:font-size-asian="13pt" style:font-weight-asian="bold" style:font-size-complex="13pt" style:font-weight-complex="bold"/>
    </style:style>
    <style:style style:name="ce313" style:family="table-cell" style:parent-style-name="Default" style:data-style-name="N11">
      <style:table-cell-properties fo:background-color="#ffaa95" fo:padding="0.0535in"/>
      <style:text-properties fo:color="#000000" style:font-name="DejaVu Sans" fo:font-size="13pt" fo:font-weight="bold" style:font-size-asian="13pt" style:font-weight-asian="bold" style:font-size-complex="13pt" style:font-weight-complex="bold"/>
    </style:style>
    <style:style style:name="ce316" style:family="table-cell" style:parent-style-name="Default">
      <style:table-cell-properties fo:background-color="#333333" fo:padding="0.0535in"/>
      <style:text-properties fo:color="#ffffff" style:font-name="DejaVu Sans" fo:font-size="13pt" style:font-size-asian="13pt" style:font-size-complex="13pt"/>
    </style:style>
    <style:style style:name="ce254" style:family="table-cell" style:parent-style-name="Default" style:data-style-name="N127">
      <style:table-cell-properties fo:background-color="#333333" fo:padding="0.0535in"/>
      <style:text-properties fo:color="#c9211e" style:font-name="DejaVu Sans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Inversión&quot;;&quot;Extracción&quot;)" table:allow-empty-cell="true" table:display-list="unsorted" table:base-cell-address="M2crowd.B4">
          <table:error-message table:message-type="stop" table:display="true"/>
        </table:content-validation>
        <table:content-validation table:name="val2" table:base-cell-address="M2crowd.B2">
          <table:error-message table:message-type="stop" table:display="true"/>
        </table:content-validation>
      </table:content-validations>
      <table:table table:name="Boondia" table:style-name="ta1">
        <office:forms form:automatic-focus="false" form:apply-design-mode="false"/>
        <table:table-column table:style-name="co1" table:default-cell-style-name="ce77"/>
        <table:table-column table:style-name="co2" table:default-cell-style-name="ce37"/>
        <table:table-column table:style-name="co3" table:default-cell-style-name="ce52"/>
        <table:table-column table:style-name="co4" table:default-cell-style-name="ce103"/>
        <table:table-column table:style-name="co5" table:default-cell-style-name="ce118"/>
        <table:table-column table:style-name="co6" table:default-cell-style-name="ce119"/>
        <table:table-column table:style-name="co7" table:default-cell-style-name="ce11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6" office:value-type="string" calcext:value-type="string">
            <text:p>MONTO</text:p>
          </table:table-cell>
          <table:table-cell table:style-name="ce31" office:value-type="string" calcext:value-type="string">
            <text:p>MONTO</text:p>
          </table:table-cell>
          <table:table-cell table:style-name="ce43" office:value-type="string" calcext:value-type="string">
            <text:p>MONTO</text:p>
          </table:table-cell>
          <table:table-cell table:style-name="ce53"/>
          <table:table-cell table:style-name="ce175" table:number-columns-repeated="2"/>
          <table:table-cell table:style-name="ce140"/>
          <table:table-cell table:number-columns-repeated="1015"/>
        </table:table-row>
        <table:table-row table:style-name="ro2">
          <table:table-cell table:style-name="ce13" office:value-type="date" office:date-value="2022-10-15" calcext:value-type="date">
            <text:p>15. Oct. 2022</text:p>
          </table:table-cell>
          <table:table-cell table:style-name="ce20" office:value-type="float" office:value="10000" calcext:value-type="float">
            <text:p>$10,000.00</text:p>
          </table:table-cell>
          <table:table-cell table:style-name="ce39"/>
          <table:table-cell table:style-name="ce39" office:value-type="float" office:value="0" calcext:value-type="float">
            <text:p>$0.00</text:p>
          </table:table-cell>
          <table:table-cell table:style-name="ce54"/>
          <table:table-cell table:style-name="ce175" table:number-columns-repeated="2"/>
          <table:table-cell table:style-name="ce141"/>
          <table:table-cell table:style-name="ce252" table:content-validation-name="val2"/>
          <table:table-cell table:number-columns-repeated="1014"/>
        </table:table-row>
        <table:table-row table:style-name="ro2">
          <table:table-cell table:style-name="ce13" office:value-type="date" office:date-value="2022-10-20" calcext:value-type="date">
            <text:p>20. Oct. 2022</text:p>
          </table:table-cell>
          <table:table-cell table:style-name="ce20"/>
          <table:table-cell table:style-name="ce40" office:value-type="float" office:value="-5000" calcext:value-type="float">
            <text:p>-$5,000.00</text:p>
          </table:table-cell>
          <table:table-cell table:style-name="ce58" office:value-type="string" calcext:value-type="string">
            <text:p>Mal Calculo</text:p>
          </table:table-cell>
          <table:table-cell table:style-name="ce55"/>
          <table:table-cell table:style-name="ce175" table:number-columns-repeated="2"/>
          <table:table-cell table:style-name="ce142"/>
          <table:table-cell table:number-columns-repeated="1015"/>
        </table:table-row>
        <table:table-row table:style-name="ro2">
          <table:table-cell table:style-name="ce13" office:value-type="date" office:date-value="2022-11-15" calcext:value-type="date">
            <text:p>15. Nov. 2022</text:p>
          </table:table-cell>
          <table:table-cell table:style-name="ce20" office:value-type="float" office:value="5000" calcext:value-type="float">
            <text:p>$5,000.00</text:p>
          </table:table-cell>
          <table:table-cell table:style-name="ce40"/>
          <table:table-cell table:style-name="ce58" office:value-type="float" office:value="52.06" calcext:value-type="float">
            <text:p>$52.06</text:p>
          </table:table-cell>
          <table:table-cell table:style-name="ce55"/>
          <table:table-cell table:style-name="ce175" table:number-columns-repeated="2"/>
          <table:table-cell table:style-name="ce143"/>
          <table:table-cell table:number-columns-repeated="1015"/>
        </table:table-row>
        <table:table-row table:style-name="ro2">
          <table:table-cell table:style-name="ce13" office:value-type="date" office:date-value="2022-11-03" calcext:value-type="date">
            <text:p>3. Nov. 2022</text:p>
          </table:table-cell>
          <table:table-cell table:style-name="ce20"/>
          <table:table-cell table:style-name="ce40" office:value-type="float" office:value="-10000" calcext:value-type="float">
            <text:p>-$10,000.00</text:p>
          </table:table-cell>
          <table:table-cell table:style-name="ce58" office:value-type="string" calcext:value-type="string">
            <text:p>Mal Calculo</text:p>
          </table:table-cell>
          <table:table-cell table:style-name="ce55"/>
          <table:table-cell table:style-name="ce60"/>
          <table:table-cell table:style-name="ce79"/>
          <table:table-cell table:style-name="ce143"/>
          <table:table-cell table:number-columns-repeated="1015"/>
        </table:table-row>
        <table:table-row table:style-name="ro2">
          <table:table-cell table:style-name="ce13" office:value-type="date" office:date-value="2022-12-15" calcext:value-type="date">
            <text:p>15. Dec. 2022</text:p>
          </table:table-cell>
          <table:table-cell table:style-name="ce20" office:value-type="float" office:value="22848.11" calcext:value-type="float">
            <text:p>$22,848.11</text:p>
          </table:table-cell>
          <table:table-cell table:style-name="ce40"/>
          <table:table-cell table:style-name="ce58" office:value-type="float" office:value="72.85" calcext:value-type="float">
            <text:p>$72.85</text:p>
          </table:table-cell>
          <table:table-cell table:style-name="ce55"/>
          <table:table-cell table:style-name="ce175" table:number-columns-repeated="2"/>
          <table:table-cell table:style-name="ce25"/>
          <table:table-cell/>
          <table:table-cell table:style-name="ce45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1-15" calcext:value-type="date">
            <text:p>15. Jan. 2023</text:p>
          </table:table-cell>
          <table:table-cell table:style-name="ce20" office:value-type="float" office:value="22934.74" calcext:value-type="float">
            <text:p>$22,934.74</text:p>
          </table:table-cell>
          <table:table-cell table:style-name="ce40"/>
          <table:table-cell table:style-name="ce58" office:value-type="float" office:value="0.01" calcext:value-type="float">
            <text:p>$0.01</text:p>
          </table:table-cell>
          <table:table-cell table:style-name="ce55"/>
          <table:table-cell table:style-name="ce175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1-22" calcext:value-type="date">
            <text:p>22. Jan. 2023</text:p>
          </table:table-cell>
          <table:table-cell table:style-name="ce20"/>
          <table:table-cell table:style-name="ce40" office:value-type="float" office:value="-18000" calcext:value-type="float">
            <text:p>-$18,000.00</text:p>
          </table:table-cell>
          <table:table-cell table:style-name="ce58" office:value-type="string" calcext:value-type="string">
            <text:p>Deudas</text:p>
          </table:table-cell>
          <table:table-cell table:style-name="ce55"/>
          <table:table-cell table:style-name="ce175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2-15" calcext:value-type="date">
            <text:p>15. Feb. 2023</text:p>
          </table:table-cell>
          <table:table-cell table:style-name="ce20" office:value-type="float" office:value="23057.74" calcext:value-type="float">
            <text:p>$23,057.74</text:p>
          </table:table-cell>
          <table:table-cell table:style-name="ce40"/>
          <table:table-cell table:style-name="ce58" office:value-type="float" office:value="304.43" calcext:value-type="float">
            <text:p>$304.43</text:p>
          </table:table-cell>
          <table:table-cell table:style-name="ce55"/>
          <table:table-cell table:style-name="ce60"/>
          <table:table-cell table:style-name="ce7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2-14" calcext:value-type="date">
            <text:p>14. Feb. 2023</text:p>
          </table:table-cell>
          <table:table-cell table:style-name="ce20"/>
          <table:table-cell table:style-name="ce40" office:value-type="float" office:value="-10000" calcext:value-type="float">
            <text:p>-$10,000.00</text:p>
          </table:table-cell>
          <table:table-cell table:style-name="ce58" office:value-type="string" calcext:value-type="string">
            <text:p>Deudas</text:p>
          </table:table-cell>
          <table:table-cell table:style-name="ce55"/>
          <table:table-cell table:style-name="ce60"/>
          <table:table-cell table:style-name="ce7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3-15" calcext:value-type="date">
            <text:p>15. Mar. 2023</text:p>
          </table:table-cell>
          <table:table-cell table:style-name="ce20" office:value-type="float" office:value="23219.68" calcext:value-type="float">
            <text:p>$23,219.68</text:p>
          </table:table-cell>
          <table:table-cell table:style-name="ce40"/>
          <table:table-cell table:style-name="ce58" office:value-type="float" office:value="573.32" calcext:value-type="float">
            <text:p>$573.32</text:p>
          </table:table-cell>
          <table:table-cell table:style-name="ce56"/>
          <table:table-cell table:style-name="ce60"/>
          <table:table-cell table:style-name="ce7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3-13" calcext:value-type="date">
            <text:p>13. Mar. 2023</text:p>
          </table:table-cell>
          <table:table-cell table:style-name="ce20"/>
          <table:table-cell table:style-name="ce40" office:value-type="float" office:value="-45000" calcext:value-type="float">
            <text:p>-$45,000.00</text:p>
          </table:table-cell>
          <table:table-cell table:style-name="ce110" office:value-type="string" calcext:value-type="string">
            <text:p>Cetes 1 Año</text:p>
          </table:table-cell>
          <table:table-cell table:style-name="ce56"/>
          <table:table-cell table:style-name="ce60"/>
          <table:table-cell table:style-name="ce7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4-15" calcext:value-type="date">
            <text:p>15. Apr. 2023</text:p>
          </table:table-cell>
          <table:table-cell table:style-name="ce20"/>
          <table:table-cell table:style-name="ce40"/>
          <table:table-cell table:style-name="ce58" office:value-type="float" office:value="308.04" calcext:value-type="float">
            <text:p>$308.04</text:p>
          </table:table-cell>
          <table:table-cell table:style-name="ce56"/>
          <table:table-cell table:style-name="ce61" office:value-type="string" calcext:value-type="string">
            <text:p>TOTAL INVERTIDO</text:p>
          </table:table-cell>
          <table:table-cell table:style-name="ce80" table:formula="of:=[.G18]" office:value-type="float" office:value="217685.3" calcext:value-type="float">
            <text:p>$217,685.3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4-15" calcext:value-type="date">
            <text:p>15. Apr. 2023</text:p>
          </table:table-cell>
          <table:table-cell table:style-name="ce20" office:value-type="float" office:value="23324.7" calcext:value-type="float">
            <text:p>$23,324.70</text:p>
          </table:table-cell>
          <table:table-cell table:style-name="ce40"/>
          <table:table-cell table:style-name="ce58"/>
          <table:table-cell table:style-name="ce56"/>
          <table:table-cell table:style-name="ce62" office:value-type="string" calcext:value-type="string">
            <text:p>TOTAL RENDIMIENTOS</text:p>
          </table:table-cell>
          <table:table-cell table:style-name="ce81" table:formula="of:=[.G20]" office:value-type="float" office:value="2693.83" calcext:value-type="float">
            <text:p>$2,693.83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5-15" calcext:value-type="date">
            <text:p>15. May. 2023</text:p>
          </table:table-cell>
          <table:table-cell table:style-name="ce20" office:value-type="float" office:value="0" calcext:value-type="float">
            <text:p>$0.00</text:p>
          </table:table-cell>
          <table:table-cell table:style-name="ce40" office:value-type="float" office:value="-10000" calcext:value-type="float">
            <text:p>-$10,000.00</text:p>
          </table:table-cell>
          <table:table-cell table:style-name="ce110" office:value-type="string" calcext:value-type="string">
            <text:p>Deudas Salud</text:p>
          </table:table-cell>
          <table:table-cell table:style-name="ce56"/>
          <table:table-cell table:style-name="ce63" office:value-type="string" calcext:value-type="string">
            <text:p>TOTAL EXTRACCIONES</text:p>
          </table:table-cell>
          <table:table-cell table:style-name="ce90" table:formula="of:=[.G19]" office:value-type="float" office:value="-219906.88" calcext:value-type="float">
            <text:p>-$219,906.88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5-15" calcext:value-type="date">
            <text:p>15. May. 2023</text:p>
          </table:table-cell>
          <table:table-cell table:style-name="ce20"/>
          <table:table-cell table:style-name="ce40"/>
          <table:table-cell table:style-name="ce58" office:value-type="float" office:value="423.93" calcext:value-type="float">
            <text:p>$423.93</text:p>
          </table:table-cell>
          <table:table-cell table:style-name="ce56"/>
          <table:table-cell table:style-name="ce64" office:value-type="string" calcext:value-type="string">
            <text:p>VALOR DE LA CUENTA</text:p>
          </table:table-cell>
          <table:table-cell table:style-name="ce91" table:formula="of:=SUM([.G13:.G15])" office:value-type="float" office:value="472.250000000013" calcext:value-type="float">
            <text:p>$472.25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6-01" calcext:value-type="date">
            <text:p>1. Jun. 2023</text:p>
          </table:table-cell>
          <table:table-cell table:style-name="ce20"/>
          <table:table-cell table:style-name="ce40" office:value-type="float" office:value="-32906.88" calcext:value-type="float">
            <text:p>-$32,906.88</text:p>
          </table:table-cell>
          <table:table-cell table:style-name="ce58" office:value-type="float" office:value="0" calcext:value-type="float">
            <text:p>$0.00</text:p>
          </table:table-cell>
          <table:table-cell table:style-name="ce56"/>
          <table:table-cell table:style-name="ce60"/>
          <table:table-cell table:style-name="ce7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6-15" calcext:value-type="date">
            <text:p>15. Jun. 2023</text:p>
          </table:table-cell>
          <table:table-cell table:style-name="ce20" office:value-type="float" office:value="20000" calcext:value-type="float">
            <text:p>$20,000.00</text:p>
          </table:table-cell>
          <table:table-cell table:style-name="ce40"/>
          <table:table-cell table:style-name="ce58"/>
          <table:table-cell table:style-name="ce56"/>
          <table:table-cell table:style-name="ce65" office:value-type="string" calcext:value-type="string">
            <text:p>Inversión</text:p>
          </table:table-cell>
          <table:table-cell table:style-name="ce93" table:formula="of:=SUBTOTAL(9;[.B2:.B1006])" office:value-type="float" office:value="217685.3" calcext:value-type="float">
            <text:p>$217,685.3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6-15" calcext:value-type="date">
            <text:p>15. Jun. 2023</text:p>
          </table:table-cell>
          <table:table-cell table:style-name="ce20"/>
          <table:table-cell table:style-name="ce40"/>
          <table:table-cell table:style-name="ce58" office:value-type="float" office:value="188.82" calcext:value-type="float">
            <text:p>$188.82</text:p>
          </table:table-cell>
          <table:table-cell table:style-name="ce56"/>
          <table:table-cell table:style-name="ce66" office:value-type="string" calcext:value-type="string">
            <text:p>Extracción</text:p>
          </table:table-cell>
          <table:table-cell table:style-name="ce94" table:formula="of:=SUBTOTAL(9;[.C2:.C1006])" office:value-type="float" office:value="-219906.88" calcext:value-type="float">
            <text:p>-$219,906.88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9-15" calcext:value-type="date">
            <text:p>15. Sep. 2023</text:p>
          </table:table-cell>
          <table:table-cell table:style-name="ce20" office:value-type="float" office:value="23300.33" calcext:value-type="float">
            <text:p>$23,300.33</text:p>
          </table:table-cell>
          <table:table-cell table:style-name="ce40"/>
          <table:table-cell table:style-name="ce58"/>
          <table:table-cell table:style-name="ce56"/>
          <table:table-cell table:style-name="ce67" office:value-type="string" calcext:value-type="string">
            <text:p>Rendimientos</text:p>
          </table:table-cell>
          <table:table-cell table:style-name="ce101" table:formula="of:=SUBTOTAL(9;[.D1:.D999])" office:value-type="float" office:value="2693.83" calcext:value-type="float">
            <text:p>$2,693.83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9-15" calcext:value-type="date">
            <text:p>15. Sep. 2023</text:p>
          </table:table-cell>
          <table:table-cell table:style-name="ce20"/>
          <table:table-cell table:style-name="ce40"/>
          <table:table-cell table:style-name="ce58" office:value-type="float" office:value="234.24" calcext:value-type="float">
            <text:p>$234.24</text:p>
          </table:table-cell>
          <table:table-cell table:style-name="ce227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0-04" calcext:value-type="date">
            <text:p>4. Oct. 2023</text:p>
          </table:table-cell>
          <table:table-cell table:style-name="ce20"/>
          <table:table-cell table:style-name="ce40" office:value-type="float" office:value="-10000" calcext:value-type="float">
            <text:p>-$10,000.00</text:p>
          </table:table-cell>
          <table:table-cell table:style-name="ce58"/>
          <table:table-cell table:style-name="ce124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0-04" calcext:value-type="date">
            <text:p>4. Oct. 2023</text:p>
          </table:table-cell>
          <table:table-cell table:style-name="ce20"/>
          <table:table-cell table:style-name="ce40" office:value-type="float" office:value="-20000" calcext:value-type="float">
            <text:p>-$20,000.00</text:p>
          </table:table-cell>
          <table:table-cell table:style-name="ce58"/>
          <table:table-cell table:style-name="ce123"/>
          <table:table-cell table:style-name="Default" table:number-columns-repeated="2"/>
          <table:table-cell table:number-columns-repeated="3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0-13" calcext:value-type="date">
            <text:p>13. Oct. 2023</text:p>
          </table:table-cell>
          <table:table-cell table:style-name="ce20"/>
          <table:table-cell table:style-name="ce40"/>
          <table:table-cell table:style-name="ce58" office:value-type="float" office:value="249.48" calcext:value-type="float">
            <text:p>$249.48</text:p>
          </table:table-cell>
          <table:table-cell table:style-name="ce227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0-13" calcext:value-type="date">
            <text:p>13. Oct. 2023</text:p>
          </table:table-cell>
          <table:table-cell table:style-name="ce20" office:value-type="float" office:value="24000" calcext:value-type="float">
            <text:p>$24,000.00</text:p>
          </table:table-cell>
          <table:table-cell table:style-name="ce40"/>
          <table:table-cell table:style-name="ce58"/>
          <table:table-cell table:style-name="ce227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1-13" calcext:value-type="date">
            <text:p>13. Nov. 2023</text:p>
          </table:table-cell>
          <table:table-cell table:style-name="ce20"/>
          <table:table-cell table:style-name="ce40" office:value-type="float" office:value="-16000" calcext:value-type="float">
            <text:p>-$16,000.00</text:p>
          </table:table-cell>
          <table:table-cell table:style-name="ce110" office:value-type="string" calcext:value-type="string">
            <text:p>Pago Deudas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1-15" calcext:value-type="date">
            <text:p>15. Nov. 2023</text:p>
          </table:table-cell>
          <table:table-cell table:style-name="ce20" office:value-type="float" office:value="20000" calcext:value-type="float">
            <text:p>$20,000.00</text:p>
          </table:table-cell>
          <table:table-cell table:style-name="ce40"/>
          <table:table-cell table:style-name="ce110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1-27" calcext:value-type="date">
            <text:p>27. Nov. 2023</text:p>
          </table:table-cell>
          <table:table-cell table:style-name="ce20"/>
          <table:table-cell table:style-name="ce40" office:value-type="float" office:value="-18000" calcext:value-type="float">
            <text:p>-$18,000.00</text:p>
          </table:table-cell>
          <table:table-cell table:style-name="ce110" office:value-type="string" calcext:value-type="string">
            <text:p>A Cajita NU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1-27" calcext:value-type="date">
            <text:p>27. Nov. 2023</text:p>
          </table:table-cell>
          <table:table-cell table:style-name="ce20"/>
          <table:table-cell table:style-name="ce40" office:value-type="float" office:value="-3000" calcext:value-type="float">
            <text:p>-$3,000.00</text:p>
          </table:table-cell>
          <table:table-cell table:style-name="ce110" office:value-type="string" calcext:value-type="string">
            <text:p>Sobrevivir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20" calcext:value-type="date">
            <text:p>20. Dec. 2023</text:p>
          </table:table-cell>
          <table:table-cell table:style-name="ce20"/>
          <table:table-cell table:style-name="ce40" office:value-type="float" office:value="-22000" calcext:value-type="float">
            <text:p>-$22,000.00</text:p>
          </table:table-cell>
          <table:table-cell table:style-name="ce110" office:value-type="string" calcext:value-type="string">
            <text:p>Nu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31" calcext:value-type="date">
            <text:p>31. Dec. 2023</text:p>
          </table:table-cell>
          <table:table-cell table:style-name="ce20"/>
          <table:table-cell table:style-name="ce40"/>
          <table:table-cell table:style-name="ce58" office:value-type="float" office:value="286.65" calcext:value-type="float">
            <text:p>$286.65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124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3"/>
          <table:table-cell table:style-name="ce42"/>
          <table:table-cell table:style-name="ce59"/>
          <table:table-cell table:style-name="ce123"/>
          <table:table-cell table:style-name="ce115"/>
          <table:table-cell table:style-name="ce138"/>
          <table:table-cell table:number-columns-repeated="3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3"/>
          <table:table-cell table:style-name="ce42"/>
          <table:table-cell table:style-name="ce5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23"/>
          <table:table-cell table:style-name="ce47"/>
          <table:table-cell table:style-name="ce5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83"/>
          <table:table-cell table:style-name="ce96"/>
          <table:table-cell table:style-name="ce47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84"/>
          <table:table-cell table:style-name="ce97"/>
          <table:table-cell table:style-name="ce123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6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124"/>
          <table:table-cell table:style-name="ce118"/>
          <table:table-cell table:style-name="ce125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3"/>
          <table:table-cell table:style-name="ce42"/>
          <table:table-cell table:style-name="ce59"/>
          <table:table-cell table:style-name="ce123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3"/>
          <table:table-cell table:style-name="ce42"/>
          <table:table-cell table:style-name="ce59"/>
          <table:table-cell table:style-name="ce124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23"/>
          <table:table-cell table:style-name="ce47"/>
          <table:table-cell table:style-name="ce59"/>
          <table:table-cell table:style-name="ce125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83"/>
          <table:table-cell table:style-name="ce96"/>
          <table:table-cell table:style-name="ce47"/>
          <table:table-cell table:style-name="ce125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84"/>
          <table:table-cell table:style-name="ce97"/>
          <table:table-cell table:style-name="ce123"/>
          <table:table-cell table:style-name="ce125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29"/>
          <table:table-cell table:style-name="ce50"/>
          <table:table-cell table:style-name="ce69"/>
          <table:table-cell table:style-name="ce125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4"/>
          <table:table-cell table:style-name="ce30"/>
          <table:table-cell table:style-name="ce50"/>
          <table:table-cell table:style-name="ce78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4">
          <table:table-cell table:style-name="ce75"/>
          <table:table-cell table:style-name="ce35"/>
          <table:table-cell table:style-name="ce50"/>
          <table:table-cell table:style-name="ce78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29"/>
          <table:table-cell table:style-name="ce50"/>
          <table:table-cell table:style-name="ce78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"/>
          <table:table-cell table:style-name="ce51"/>
          <table:table-cell table:style-name="ce78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964">
          <table:table-cell table:style-name="ce76"/>
          <table:table-cell table:style-name="ce36"/>
          <table:table-cell table:style-name="ce51"/>
          <table:table-cell table:style-name="ce102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"/>
          <table:table-cell table:style-name="ce51"/>
          <table:table-cell table:style-name="ce102"/>
          <table:table-cell table:style-name="ce125"/>
          <table:table-cell table:number-columns-repeated="5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"/>
          <table:table-cell table:style-name="ce51"/>
          <table:table-cell table:style-name="ce102"/>
          <table:table-cell table:style-name="ce125"/>
          <table:table-cell table:number-columns-repeated="1018"/>
        </table:table-row>
        <table:table-row table:style-name="ro3">
          <table:table-cell table:style-name="ce76"/>
          <table:table-cell table:style-name="ce36"/>
          <table:table-cell table:style-name="ce51"/>
          <table:table-cell table:style-name="ce102"/>
          <table:table-cell table:style-name="ce125"/>
          <table:table-cell table:number-columns-repeated="1018"/>
        </table:table-row>
        <table:table-row table:style-name="ro3" table:number-rows-repeated="3">
          <table:table-cell table:style-name="ce76"/>
          <table:table-cell table:style-name="ce36"/>
          <table:table-cell table:style-name="ce51"/>
          <table:table-cell table:style-name="ce102"/>
          <table:table-cell table:number-columns-repeated="1019"/>
        </table:table-row>
        <table:table-row table:style-name="ro3">
          <table:table-cell table:number-columns-repeated="3"/>
          <table:table-cell table:style-name="ce102"/>
          <table:table-cell table:number-columns-repeated="1019"/>
        </table:table-row>
        <table:table-row table:style-name="ro3" table:number-rows-repeated="1047542">
          <table:table-cell table:number-columns-repeated="1023"/>
        </table:table-row>
        <table:table-row table:style-name="ro4">
          <table:table-cell table:number-columns-repeated="1023"/>
        </table:table-row>
        <table:named-expressions>
          <table:named-range table:name="Z_CBB3F77D_73E6_4F28_9114_EB2250D8558E_.wvu.FilterData" table:base-cell-address="$Boondia.$A$1" table:cell-range-address="$Boondia.$A$1:.$A$12"/>
          <table:named-range table:name="_xlnm._FilterDatabase" table:base-cell-address="$Boondia.$A$1" table:cell-range-address="$Boondia.$A$1:.$A$12"/>
        </table:named-expressions>
      </table:table>
      <table:table table:name="Cajita Nu" table:style-name="ta2">
        <office:forms form:automatic-focus="false" form:apply-design-mode="false"/>
        <table:table-column table:style-name="co1" table:default-cell-style-name="ce77"/>
        <table:table-column table:style-name="co2" table:default-cell-style-name="ce37"/>
        <table:table-column table:style-name="co3" table:default-cell-style-name="ce52"/>
        <table:table-column table:style-name="co4" table:default-cell-style-name="ce103"/>
        <table:table-column table:style-name="co5" table:default-cell-style-name="ce118"/>
        <table:table-column table:style-name="co6" table:default-cell-style-name="ce119"/>
        <table:table-column table:style-name="co7" table:default-cell-style-name="ce11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6" office:value-type="string" calcext:value-type="string">
            <text:p>MONTO</text:p>
          </table:table-cell>
          <table:table-cell table:style-name="ce31" office:value-type="string" calcext:value-type="string">
            <text:p>MONTO</text:p>
          </table:table-cell>
          <table:table-cell table:style-name="ce43" office:value-type="string" calcext:value-type="string">
            <text:p>MONTO</text:p>
          </table:table-cell>
          <table:table-cell table:style-name="ce53"/>
          <table:table-cell table:style-name="ce175" table:number-columns-repeated="2"/>
          <table:table-cell table:style-name="ce140"/>
          <table:table-cell table:number-columns-repeated="1015"/>
        </table:table-row>
        <table:table-row table:style-name="ro2">
          <table:table-cell table:style-name="ce13" office:value-type="date" office:date-value="2023-11-27" calcext:value-type="date">
            <text:p>27. Nov. 2023</text:p>
          </table:table-cell>
          <table:table-cell table:style-name="ce20" office:value-type="float" office:value="21852.76" calcext:value-type="float">
            <text:p>$21,852.76</text:p>
          </table:table-cell>
          <table:table-cell table:style-name="ce40"/>
          <table:table-cell table:style-name="ce58"/>
          <table:table-cell table:style-name="ce54"/>
          <table:table-cell table:style-name="ce175" table:number-columns-repeated="2"/>
          <table:table-cell table:style-name="ce141"/>
          <table:table-cell table:style-name="ce252" table:content-validation-name="val2"/>
          <table:table-cell table:number-columns-repeated="1014"/>
        </table:table-row>
        <table:table-row table:style-name="ro2">
          <table:table-cell table:style-name="ce13" office:value-type="date" office:date-value="2023-12-04" calcext:value-type="date">
            <text:p>4. Dec. 2023</text:p>
          </table:table-cell>
          <table:table-cell table:style-name="ce20" office:value-type="float" office:value="19158.86" calcext:value-type="float">
            <text:p>$19,158.86</text:p>
          </table:table-cell>
          <table:table-cell table:style-name="ce40"/>
          <table:table-cell table:style-name="ce58"/>
          <table:table-cell table:style-name="ce55"/>
          <table:table-cell table:style-name="ce175" table:number-columns-repeated="2"/>
          <table:table-cell table:style-name="ce142"/>
          <table:table-cell table:number-columns-repeated="1015"/>
        </table:table-row>
        <table:table-row table:style-name="ro2">
          <table:table-cell table:style-name="ce13" office:value-type="date" office:date-value="2023-12-04" calcext:value-type="date">
            <text:p>4. Dec. 2023</text:p>
          </table:table-cell>
          <table:table-cell table:style-name="ce20"/>
          <table:table-cell table:style-name="ce40"/>
          <table:table-cell table:style-name="ce58" office:value-type="float" office:value="63.82" calcext:value-type="float">
            <text:p>$63.82</text:p>
          </table:table-cell>
          <table:table-cell table:style-name="ce55"/>
          <table:table-cell table:style-name="ce175" table:number-columns-repeated="2"/>
          <table:table-cell table:style-name="ce143"/>
          <table:table-cell table:number-columns-repeated="1015"/>
        </table:table-row>
        <table:table-row table:style-name="ro2">
          <table:table-cell table:style-name="ce13" office:value-type="date" office:date-value="2023-12-05" calcext:value-type="date">
            <text:p>5. Dec. 2023</text:p>
          </table:table-cell>
          <table:table-cell table:style-name="ce20"/>
          <table:table-cell table:style-name="ce40" office:value-type="float" office:value="-900" calcext:value-type="float">
            <text:p>-$900.00</text:p>
          </table:table-cell>
          <table:table-cell table:style-name="ce110" office:value-type="string" calcext:value-type="string">
            <text:p>Préstamo Jorge</text:p>
          </table:table-cell>
          <table:table-cell table:style-name="ce55"/>
          <table:table-cell table:style-name="ce60"/>
          <table:table-cell table:style-name="ce79"/>
          <table:table-cell table:style-name="ce143"/>
          <table:table-cell table:number-columns-repeated="1015"/>
        </table:table-row>
        <table:table-row table:style-name="ro2">
          <table:table-cell table:style-name="ce13" office:value-type="date" office:date-value="2023-12-05" calcext:value-type="date">
            <text:p>5. Dec. 2023</text:p>
          </table:table-cell>
          <table:table-cell table:style-name="ce20"/>
          <table:table-cell table:style-name="ce40" office:value-type="float" office:value="-2000" calcext:value-type="float">
            <text:p>-$2,000.00</text:p>
          </table:table-cell>
          <table:table-cell table:style-name="ce110" office:value-type="string" calcext:value-type="string">
            <text:p>Préstamo Tia Jake</text:p>
          </table:table-cell>
          <table:table-cell table:style-name="ce55"/>
          <table:table-cell table:style-name="ce175" table:number-columns-repeated="2"/>
          <table:table-cell table:style-name="ce25"/>
          <table:table-cell/>
          <table:table-cell table:style-name="ce45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15" calcext:value-type="date">
            <text:p>15. Dec. 2023</text:p>
          </table:table-cell>
          <table:table-cell table:style-name="ce20" office:value-type="float" office:value="48000" calcext:value-type="float">
            <text:p>$48,000.00</text:p>
          </table:table-cell>
          <table:table-cell table:style-name="ce40"/>
          <table:table-cell table:style-name="ce58"/>
          <table:table-cell table:style-name="ce55"/>
          <table:table-cell table:style-name="ce175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16" calcext:value-type="date">
            <text:p>16. Dec. 2023</text:p>
          </table:table-cell>
          <table:table-cell table:style-name="ce20" office:value-type="float" office:value="3203.39" calcext:value-type="float">
            <text:p>$3,203.39</text:p>
          </table:table-cell>
          <table:table-cell table:style-name="ce40"/>
          <table:table-cell table:style-name="ce58"/>
          <table:table-cell table:style-name="ce55"/>
          <table:table-cell table:style-name="ce60"/>
          <table:table-cell table:style-name="ce7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18" calcext:value-type="date">
            <text:p>18. Dec. 2023</text:p>
          </table:table-cell>
          <table:table-cell table:style-name="ce20" office:value-type="float" office:value="12000" calcext:value-type="float">
            <text:p>$12,000.00</text:p>
          </table:table-cell>
          <table:table-cell table:style-name="ce40"/>
          <table:table-cell table:style-name="ce58"/>
          <table:table-cell table:style-name="ce55"/>
          <table:table-cell table:style-name="ce60"/>
          <table:table-cell table:style-name="ce7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22" calcext:value-type="date">
            <text:p>22. Dec. 2023</text:p>
          </table:table-cell>
          <table:table-cell table:style-name="ce20" office:value-type="float" office:value="5168.75" calcext:value-type="float">
            <text:p>$5,168.75</text:p>
          </table:table-cell>
          <table:table-cell table:style-name="ce40"/>
          <table:table-cell table:style-name="ce58"/>
          <table:table-cell table:style-name="ce56"/>
          <table:table-cell table:style-name="ce60"/>
          <table:table-cell table:style-name="ce7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22" calcext:value-type="date">
            <text:p>22. Dec. 2023</text:p>
          </table:table-cell>
          <table:table-cell table:style-name="ce20" office:value-type="float" office:value="10000" calcext:value-type="float">
            <text:p>$10,000.00</text:p>
          </table:table-cell>
          <table:table-cell table:style-name="ce40"/>
          <table:table-cell table:style-name="ce58"/>
          <table:table-cell table:style-name="ce56"/>
          <table:table-cell table:style-name="ce60"/>
          <table:table-cell table:style-name="ce7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22" calcext:value-type="date">
            <text:p>22. Dec. 2023</text:p>
          </table:table-cell>
          <table:table-cell table:style-name="ce20"/>
          <table:table-cell table:style-name="ce40" office:value-type="float" office:value="-5000" calcext:value-type="float">
            <text:p>-$5,000.00</text:p>
          </table:table-cell>
          <table:table-cell table:style-name="ce110" office:value-type="string" calcext:value-type="string">
            <text:p>Emergencia</text:p>
          </table:table-cell>
          <table:table-cell table:style-name="ce56"/>
          <table:table-cell table:style-name="ce61" office:value-type="string" calcext:value-type="string">
            <text:p>TOTAL INVERTIDO</text:p>
          </table:table-cell>
          <table:table-cell table:style-name="ce80" table:formula="of:=[.G17]" office:value-type="float" office:value="120237.67" calcext:value-type="float">
            <text:p>$120,237.67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31" calcext:value-type="date">
            <text:p>31. Dec. 2023</text:p>
          </table:table-cell>
          <table:table-cell table:style-name="ce20"/>
          <table:table-cell table:style-name="ce40"/>
          <table:table-cell table:style-name="ce58" office:value-type="float" office:value="985.45" calcext:value-type="float">
            <text:p>$985.45</text:p>
          </table:table-cell>
          <table:table-cell table:style-name="ce56"/>
          <table:table-cell table:style-name="ce62" office:value-type="string" calcext:value-type="string">
            <text:p>TOTAL RENDIMIENTOS</text:p>
          </table:table-cell>
          <table:table-cell table:style-name="ce81" table:formula="of:=[.G19]" office:value-type="float" office:value="1049.27" calcext:value-type="float">
            <text:p>$1,049.27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31" calcext:value-type="date">
            <text:p>31. Dec. 2023</text:p>
          </table:table-cell>
          <table:table-cell table:style-name="ce20" office:value-type="float" office:value="853.91" calcext:value-type="float">
            <text:p>$853.91</text:p>
          </table:table-cell>
          <table:table-cell table:style-name="ce40"/>
          <table:table-cell table:style-name="ce58"/>
          <table:table-cell table:style-name="ce56"/>
          <table:table-cell table:style-name="ce63" office:value-type="string" calcext:value-type="string">
            <text:p>TOTAL EXTRACCIONES</text:p>
          </table:table-cell>
          <table:table-cell table:style-name="ce90" table:formula="of:=[.G18]" office:value-type="float" office:value="-7900" calcext:value-type="float">
            <text:p>-$7,90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56"/>
          <table:table-cell table:style-name="ce64" office:value-type="string" calcext:value-type="string">
            <text:p>VALOR DE LA CUENTA</text:p>
          </table:table-cell>
          <table:table-cell table:style-name="ce91" table:formula="of:=SUM([.G12:.G14])" office:value-type="float" office:value="113386.94" calcext:value-type="float">
            <text:p>$113,386.94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56"/>
          <table:table-cell table:style-name="ce60"/>
          <table:table-cell table:style-name="ce7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56"/>
          <table:table-cell table:style-name="ce65" office:value-type="string" calcext:value-type="string">
            <text:p>Inversión</text:p>
          </table:table-cell>
          <table:table-cell table:style-name="ce93" table:formula="of:=SUBTOTAL(9;[.B2:.B980])" office:value-type="float" office:value="120237.67" calcext:value-type="float">
            <text:p>$120,237.67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56"/>
          <table:table-cell table:style-name="ce66" office:value-type="string" calcext:value-type="string">
            <text:p>Extracción</text:p>
          </table:table-cell>
          <table:table-cell table:style-name="ce94" table:formula="of:=SUBTOTAL(9;[.C2:.C980])" office:value-type="float" office:value="-7900" calcext:value-type="float">
            <text:p>-$7,90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56"/>
          <table:table-cell table:style-name="ce67" office:value-type="string" calcext:value-type="string">
            <text:p>Rendimientos</text:p>
          </table:table-cell>
          <table:table-cell table:style-name="ce101" table:formula="of:=SUBTOTAL(9;[.D1:.D973])" office:value-type="float" office:value="1049.27" calcext:value-type="float">
            <text:p>$1,049.27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227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124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123"/>
          <table:table-cell table:style-name="Default" table:number-columns-repeated="2"/>
          <table:table-cell table:number-columns-repeated="3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227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3"/>
          <table:table-cell table:style-name="ce42"/>
          <table:table-cell table:style-name="ce59"/>
          <table:table-cell table:style-name="ce227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3"/>
          <table:table-cell table:style-name="ce42"/>
          <table:table-cell table:style-name="ce5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23"/>
          <table:table-cell table:style-name="ce47"/>
          <table:table-cell table:style-name="ce5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83"/>
          <table:table-cell table:style-name="ce96"/>
          <table:table-cell table:style-name="ce47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84"/>
          <table:table-cell table:style-name="ce97"/>
          <table:table-cell table:style-name="ce123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29"/>
          <table:table-cell table:style-name="ce50"/>
          <table:table-cell table:style-name="ce6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4"/>
          <table:table-cell table:style-name="ce30"/>
          <table:table-cell table:style-name="ce50"/>
          <table:table-cell table:style-name="ce78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 table:number-rows-repeated="2">
          <table:table-cell table:style-name="ce75"/>
          <table:table-cell table:style-name="ce35"/>
          <table:table-cell table:style-name="ce50"/>
          <table:table-cell table:style-name="ce78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5"/>
          <table:table-cell table:style-name="ce35"/>
          <table:table-cell table:style-name="ce50"/>
          <table:table-cell table:style-name="ce78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5"/>
          <table:table-cell table:style-name="ce35"/>
          <table:table-cell table:style-name="ce50"/>
          <table:table-cell table:style-name="ce78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29"/>
          <table:table-cell table:style-name="ce50"/>
          <table:table-cell table:style-name="ce78"/>
          <table:table-cell table:style-name="ce124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"/>
          <table:table-cell table:style-name="ce51"/>
          <table:table-cell table:style-name="ce78"/>
          <table:table-cell table:style-name="ce123"/>
          <table:table-cell table:style-name="ce115"/>
          <table:table-cell table:style-name="ce138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10">
          <table:table-cell table:style-name="ce76"/>
          <table:table-cell table:style-name="ce36"/>
          <table:table-cell table:style-name="ce51"/>
          <table:table-cell table:style-name="ce10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"/>
          <table:table-cell table:style-name="ce51"/>
          <table:table-cell table:style-name="ce102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"/>
          <table:table-cell table:style-name="ce51"/>
          <table:table-cell table:style-name="ce102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"/>
          <table:table-cell table:style-name="ce51"/>
          <table:table-cell table:style-name="ce102"/>
          <table:table-cell table:style-name="ce124"/>
          <table:table-cell table:style-name="ce118"/>
          <table:table-cell table:style-name="ce125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"/>
          <table:table-cell table:style-name="ce51"/>
          <table:table-cell table:style-name="ce102"/>
          <table:table-cell table:style-name="ce123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"/>
          <table:table-cell table:style-name="ce51"/>
          <table:table-cell table:style-name="ce102"/>
          <table:table-cell table:style-name="ce124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4">
          <table:table-cell table:style-name="ce76"/>
          <table:table-cell table:style-name="ce36"/>
          <table:table-cell table:style-name="ce51"/>
          <table:table-cell table:style-name="ce102"/>
          <table:table-cell table:style-name="ce125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951">
          <table:table-cell table:style-name="ce76"/>
          <table:table-cell table:style-name="ce36"/>
          <table:table-cell table:style-name="ce51"/>
          <table:table-cell table:style-name="ce102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number-columns-repeated="3"/>
          <table:table-cell table:style-name="ce102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19">
          <table:table-cell table:number-columns-repeated="4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number-columns-repeated="4"/>
          <table:table-cell table:style-name="ce125"/>
          <table:table-cell table:number-columns-repeated="5"/>
          <table:table-cell table:style-name="ce41"/>
          <table:table-cell table:number-columns-repeated="1012"/>
        </table:table-row>
        <table:table-row table:style-name="ro1">
          <table:table-cell table:number-columns-repeated="4"/>
          <table:table-cell table:style-name="ce125"/>
          <table:table-cell table:number-columns-repeated="1018"/>
        </table:table-row>
        <table:table-row table:style-name="ro3">
          <table:table-cell table:number-columns-repeated="4"/>
          <table:table-cell table:style-name="ce125"/>
          <table:table-cell table:number-columns-repeated="1018"/>
        </table:table-row>
        <table:table-row table:style-name="ro3" table:number-rows-repeated="1047546">
          <table:table-cell table:number-columns-repeated="1023"/>
        </table:table-row>
        <table:table-row table:style-name="ro4">
          <table:table-cell table:number-columns-repeated="1023"/>
        </table:table-row>
        <table:named-expressions>
          <table:named-range table:name="Z_CBB3F77D_73E6_4F28_9114_EB2250D8558E_.wvu.FilterData" table:base-cell-address="$'Cajita Nu'.$A$1" table:cell-range-address="$'Cajita Nu'.$A$1:.$A$2"/>
          <table:named-range table:name="_xlnm._FilterDatabase" table:base-cell-address="$'Cajita Nu'.$A$1" table:cell-range-address="$'Cajita Nu'.$A$1:.$A$2"/>
        </table:named-expressions>
      </table:table>
      <table:table table:name="Uala" table:style-name="ta3">
        <office:forms form:automatic-focus="false" form:apply-design-mode="false"/>
        <table:table-column table:style-name="co1" table:default-cell-style-name="ce77"/>
        <table:table-column table:style-name="co2" table:default-cell-style-name="ce37"/>
        <table:table-column table:style-name="co3" table:default-cell-style-name="ce52"/>
        <table:table-column table:style-name="co4" table:default-cell-style-name="ce103"/>
        <table:table-column table:style-name="co5" table:default-cell-style-name="ce118"/>
        <table:table-column table:style-name="co6" table:default-cell-style-name="ce119"/>
        <table:table-column table:style-name="co7" table:default-cell-style-name="ce11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6" office:value-type="string" calcext:value-type="string">
            <text:p>MONTO</text:p>
          </table:table-cell>
          <table:table-cell table:style-name="ce31" office:value-type="string" calcext:value-type="string">
            <text:p>MONTO</text:p>
          </table:table-cell>
          <table:table-cell table:style-name="ce43" office:value-type="string" calcext:value-type="string">
            <text:p>MONTO</text:p>
          </table:table-cell>
          <table:table-cell table:style-name="ce53"/>
          <table:table-cell table:style-name="ce175" table:number-columns-repeated="2"/>
          <table:table-cell table:style-name="ce140"/>
          <table:table-cell table:number-columns-repeated="1015"/>
        </table:table-row>
        <table:table-row table:style-name="ro2">
          <table:table-cell table:style-name="ce13" office:value-type="date" office:date-value="2023-12-15" calcext:value-type="date">
            <text:p>15. Dec. 2023</text:p>
          </table:table-cell>
          <table:table-cell table:style-name="ce20" office:value-type="float" office:value="15000" calcext:value-type="float">
            <text:p>$15,000.00</text:p>
          </table:table-cell>
          <table:table-cell table:style-name="ce40"/>
          <table:table-cell table:style-name="ce58"/>
          <table:table-cell table:style-name="ce54"/>
          <table:table-cell table:style-name="ce175" table:number-columns-repeated="2"/>
          <table:table-cell table:style-name="ce141"/>
          <table:table-cell table:style-name="ce252" table:content-validation-name="val2"/>
          <table:table-cell table:number-columns-repeated="1014"/>
        </table:table-row>
        <table:table-row table:style-name="ro2">
          <table:table-cell table:style-name="ce13" office:value-type="date" office:date-value="2023-12-19" calcext:value-type="date">
            <text:p>19. Dec. 2023</text:p>
          </table:table-cell>
          <table:table-cell table:style-name="ce20" office:value-type="float" office:value="1814.44" calcext:value-type="float">
            <text:p>$1,814.44</text:p>
          </table:table-cell>
          <table:table-cell table:style-name="ce40"/>
          <table:table-cell table:style-name="ce58"/>
          <table:table-cell table:style-name="ce55"/>
          <table:table-cell table:style-name="ce175" table:number-columns-repeated="2"/>
          <table:table-cell table:style-name="ce142"/>
          <table:table-cell table:number-columns-repeated="1015"/>
        </table:table-row>
        <table:table-row table:style-name="ro2">
          <table:table-cell table:style-name="ce13" office:value-type="date" office:date-value="2023-12-31" calcext:value-type="date">
            <text:p>31. Dec. 2023</text:p>
          </table:table-cell>
          <table:table-cell table:style-name="ce20"/>
          <table:table-cell table:style-name="ce40"/>
          <table:table-cell table:style-name="ce58" office:value-type="float" office:value="74.42" calcext:value-type="float">
            <text:p>$74.42</text:p>
          </table:table-cell>
          <table:table-cell table:style-name="ce55"/>
          <table:table-cell table:style-name="ce175" table:number-columns-repeated="2"/>
          <table:table-cell table:style-name="ce143"/>
          <table:table-cell table:number-columns-repeated="1015"/>
        </table:table-row>
        <table:table-row table:style-name="ro2">
          <table:table-cell table:style-name="ce13"/>
          <table:table-cell table:style-name="ce20"/>
          <table:table-cell table:style-name="ce40"/>
          <table:table-cell table:style-name="ce58"/>
          <table:table-cell table:style-name="ce55"/>
          <table:table-cell table:style-name="ce60"/>
          <table:table-cell table:style-name="ce79"/>
          <table:table-cell table:style-name="ce143"/>
          <table:table-cell table:number-columns-repeated="1015"/>
        </table:table-row>
        <table:table-row table:style-name="ro2">
          <table:table-cell table:style-name="ce13"/>
          <table:table-cell table:style-name="ce20"/>
          <table:table-cell table:style-name="ce40"/>
          <table:table-cell table:style-name="ce58"/>
          <table:table-cell table:style-name="ce55"/>
          <table:table-cell table:style-name="ce175" table:number-columns-repeated="2"/>
          <table:table-cell table:style-name="ce25"/>
          <table:table-cell/>
          <table:table-cell table:style-name="ce45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3"/>
          <table:table-cell table:style-name="ce20"/>
          <table:table-cell table:style-name="ce40"/>
          <table:table-cell table:style-name="ce58"/>
          <table:table-cell table:style-name="ce55"/>
          <table:table-cell table:style-name="ce175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55"/>
          <table:table-cell table:style-name="ce60"/>
          <table:table-cell table:style-name="ce7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23"/>
          <table:table-cell table:style-name="ce42"/>
          <table:table-cell table:style-name="ce59"/>
          <table:table-cell table:style-name="ce56"/>
          <table:table-cell table:style-name="ce60"/>
          <table:table-cell table:style-name="ce7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23"/>
          <table:table-cell table:style-name="ce47"/>
          <table:table-cell table:style-name="ce59"/>
          <table:table-cell table:style-name="ce56"/>
          <table:table-cell table:style-name="ce61" office:value-type="string" calcext:value-type="string">
            <text:p>TOTAL INVERTIDO</text:p>
          </table:table-cell>
          <table:table-cell table:style-name="ce80" table:formula="of:=[.G18]" office:value-type="float" office:value="16814.44" calcext:value-type="float">
            <text:p>$16,814.44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83"/>
          <table:table-cell table:style-name="ce96"/>
          <table:table-cell table:style-name="ce47"/>
          <table:table-cell table:style-name="ce56"/>
          <table:table-cell table:style-name="ce62" office:value-type="string" calcext:value-type="string">
            <text:p>TOTAL RENDIMIENTOS</text:p>
          </table:table-cell>
          <table:table-cell table:style-name="ce81" table:formula="of:=[.G20]" office:value-type="float" office:value="74.42" calcext:value-type="float">
            <text:p>$74.42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84"/>
          <table:table-cell table:style-name="ce97"/>
          <table:table-cell table:style-name="ce123"/>
          <table:table-cell table:style-name="ce56"/>
          <table:table-cell table:style-name="ce63" office:value-type="string" calcext:value-type="string">
            <text:p>TOTAL EXTRACCIONES</text:p>
          </table:table-cell>
          <table:table-cell table:style-name="ce90" table:formula="of:=[.G19]" office:value-type="float" office:value="0" calcext:value-type="float">
            <text:p>$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56"/>
          <table:table-cell table:style-name="ce64" office:value-type="string" calcext:value-type="string">
            <text:p>VALOR DE LA CUENTA</text:p>
          </table:table-cell>
          <table:table-cell table:style-name="ce91" table:formula="of:=SUM([.G13:.G15])" office:value-type="float" office:value="16888.86" calcext:value-type="float">
            <text:p>$16,888.86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56"/>
          <table:table-cell table:style-name="ce60"/>
          <table:table-cell table:style-name="ce7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56"/>
          <table:table-cell table:style-name="ce65" office:value-type="string" calcext:value-type="string">
            <text:p>Inversión</text:p>
          </table:table-cell>
          <table:table-cell table:style-name="ce93" table:formula="of:=SUBTOTAL(9;[.B2:.B981])" office:value-type="float" office:value="16814.44" calcext:value-type="float">
            <text:p>$16,814.44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56"/>
          <table:table-cell table:style-name="ce66" office:value-type="string" calcext:value-type="string">
            <text:p>Extracción</text:p>
          </table:table-cell>
          <table:table-cell table:style-name="ce94" table:formula="of:=SUBTOTAL(9;[.C2:.C981])" office:value-type="float" office:value="0" calcext:value-type="float">
            <text:p>$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56"/>
          <table:table-cell table:style-name="ce67" office:value-type="string" calcext:value-type="string">
            <text:p>Rendimientos</text:p>
          </table:table-cell>
          <table:table-cell table:style-name="ce101" table:formula="of:=SUBTOTAL(9;[.D1:.D974])" office:value-type="float" office:value="74.42" calcext:value-type="float">
            <text:p>$74.42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227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124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123"/>
          <table:table-cell table:style-name="Default" table:number-columns-repeated="2"/>
          <table:table-cell table:number-columns-repeated="3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1" table:content-validation-name="val1"/>
          <table:table-cell table:style-name="ce42"/>
          <table:table-cell table:style-name="ce59"/>
          <table:table-cell table:style-name="ce227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3"/>
          <table:table-cell table:style-name="ce42"/>
          <table:table-cell table:style-name="ce59"/>
          <table:table-cell table:style-name="ce227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23"/>
          <table:table-cell table:style-name="ce42"/>
          <table:table-cell table:style-name="ce5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23"/>
          <table:table-cell table:style-name="ce47"/>
          <table:table-cell table:style-name="ce5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83"/>
          <table:table-cell table:style-name="ce96"/>
          <table:table-cell table:style-name="ce47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84"/>
          <table:table-cell table:style-name="ce97"/>
          <table:table-cell table:style-name="ce123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29"/>
          <table:table-cell table:style-name="ce50"/>
          <table:table-cell table:style-name="ce6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4"/>
          <table:table-cell table:style-name="ce30"/>
          <table:table-cell table:style-name="ce50"/>
          <table:table-cell table:style-name="ce78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 table:number-rows-repeated="2">
          <table:table-cell table:style-name="ce75"/>
          <table:table-cell table:style-name="ce35"/>
          <table:table-cell table:style-name="ce50"/>
          <table:table-cell table:style-name="ce78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5"/>
          <table:table-cell table:style-name="ce35"/>
          <table:table-cell table:style-name="ce50"/>
          <table:table-cell table:style-name="ce78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5"/>
          <table:table-cell table:style-name="ce35"/>
          <table:table-cell table:style-name="ce50"/>
          <table:table-cell table:style-name="ce78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29"/>
          <table:table-cell table:style-name="ce50"/>
          <table:table-cell table:style-name="ce78"/>
          <table:table-cell table:style-name="ce124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"/>
          <table:table-cell table:style-name="ce51"/>
          <table:table-cell table:style-name="ce78"/>
          <table:table-cell table:style-name="ce123"/>
          <table:table-cell table:style-name="ce115"/>
          <table:table-cell table:style-name="ce138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10">
          <table:table-cell table:style-name="ce76"/>
          <table:table-cell table:style-name="ce36"/>
          <table:table-cell table:style-name="ce51"/>
          <table:table-cell table:style-name="ce10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"/>
          <table:table-cell table:style-name="ce51"/>
          <table:table-cell table:style-name="ce102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"/>
          <table:table-cell table:style-name="ce51"/>
          <table:table-cell table:style-name="ce102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"/>
          <table:table-cell table:style-name="ce51"/>
          <table:table-cell table:style-name="ce102"/>
          <table:table-cell table:style-name="ce124"/>
          <table:table-cell table:style-name="ce118"/>
          <table:table-cell table:style-name="ce125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"/>
          <table:table-cell table:style-name="ce51"/>
          <table:table-cell table:style-name="ce102"/>
          <table:table-cell table:style-name="ce123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"/>
          <table:table-cell table:style-name="ce51"/>
          <table:table-cell table:style-name="ce102"/>
          <table:table-cell table:style-name="ce124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4">
          <table:table-cell table:style-name="ce76"/>
          <table:table-cell table:style-name="ce36"/>
          <table:table-cell table:style-name="ce51"/>
          <table:table-cell table:style-name="ce102"/>
          <table:table-cell table:style-name="ce125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951">
          <table:table-cell table:style-name="ce76"/>
          <table:table-cell table:style-name="ce36"/>
          <table:table-cell table:style-name="ce51"/>
          <table:table-cell table:style-name="ce102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number-columns-repeated="3"/>
          <table:table-cell table:style-name="ce102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19">
          <table:table-cell table:number-columns-repeated="4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number-columns-repeated="4"/>
          <table:table-cell table:style-name="ce125"/>
          <table:table-cell table:number-columns-repeated="5"/>
          <table:table-cell table:style-name="ce41"/>
          <table:table-cell table:number-columns-repeated="1012"/>
        </table:table-row>
        <table:table-row table:style-name="ro1">
          <table:table-cell table:number-columns-repeated="4"/>
          <table:table-cell table:style-name="ce125"/>
          <table:table-cell table:number-columns-repeated="1018"/>
        </table:table-row>
        <table:table-row table:style-name="ro3">
          <table:table-cell table:number-columns-repeated="4"/>
          <table:table-cell table:style-name="ce125"/>
          <table:table-cell table:number-columns-repeated="1018"/>
        </table:table-row>
        <table:table-row table:style-name="ro3" table:number-rows-repeated="1047545">
          <table:table-cell table:number-columns-repeated="1023"/>
        </table:table-row>
        <table:table-row table:style-name="ro3">
          <table:table-cell table:number-columns-repeated="1023"/>
        </table:table-row>
        <table:named-expressions>
          <table:named-range table:name="Z_CBB3F77D_73E6_4F28_9114_EB2250D8558E_.wvu.FilterData" table:base-cell-address="$Uala.$A$1" table:cell-range-address="$Uala.$A$1:.$A$2"/>
          <table:named-range table:name="_xlnm._FilterDatabase" table:base-cell-address="$Uala.$A$1" table:cell-range-address="$Uala.$A$1:.$A$2"/>
        </table:named-expressions>
      </table:table>
      <table:table table:name="Cetes" table:style-name="ta4">
        <table:table-column table:style-name="co1" table:default-cell-style-name="ce77"/>
        <table:table-column table:style-name="co2" table:default-cell-style-name="ce89"/>
        <table:table-column table:style-name="co3" table:default-cell-style-name="ce100"/>
        <table:table-column table:style-name="co4" table:default-cell-style-name="ce119"/>
        <table:table-column table:style-name="co5" table:default-cell-style-name="ce118"/>
        <table:table-column table:style-name="co6" table:default-cell-style-name="ce119"/>
        <table:table-column table:style-name="co7" table:default-cell-style-name="ce11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6" office:value-type="string" calcext:value-type="string">
            <text:p>MONTO</text:p>
          </table:table-cell>
          <table:table-cell table:style-name="ce31" office:value-type="string" calcext:value-type="string">
            <text:p>MONTO</text:p>
          </table:table-cell>
          <table:table-cell table:style-name="ce43" office:value-type="string" calcext:value-type="string">
            <text:p>MONTO</text:p>
          </table:table-cell>
          <table:table-cell table:style-name="ce53"/>
          <table:table-cell table:style-name="Default" table:number-columns-repeated="2"/>
          <table:table-cell table:style-name="ce140"/>
          <table:table-cell table:number-columns-repeated="1015"/>
        </table:table-row>
        <table:table-row table:style-name="ro2">
          <table:table-cell table:style-name="ce149" office:value-type="date" office:date-value="2022-10-15" calcext:value-type="date">
            <text:p>15. Oct. 2022</text:p>
          </table:table-cell>
          <table:table-cell table:style-name="ce20" office:value-type="float" office:value="5000" calcext:value-type="float">
            <text:p>$5,000.00</text:p>
          </table:table-cell>
          <table:table-cell table:style-name="ce151"/>
          <table:table-cell table:style-name="ce58" office:value-type="float" office:value="0" calcext:value-type="float">
            <text:p>$0.00</text:p>
          </table:table-cell>
          <table:table-cell table:style-name="ce54"/>
          <table:table-cell table:style-name="Default" table:number-columns-repeated="2"/>
          <table:table-cell table:style-name="ce141"/>
          <table:table-cell table:style-name="ce252" table:content-validation-name="val2"/>
          <table:table-cell table:number-columns-repeated="1014"/>
        </table:table-row>
        <table:table-row table:style-name="ro2">
          <table:table-cell table:style-name="ce149" office:value-type="date" office:date-value="2022-11-15" calcext:value-type="date">
            <text:p>15. Nov. 2022</text:p>
          </table:table-cell>
          <table:table-cell table:style-name="ce20"/>
          <table:table-cell table:style-name="ce151"/>
          <table:table-cell table:style-name="ce58" office:value-type="float" office:value="0" calcext:value-type="float">
            <text:p>$0.00</text:p>
          </table:table-cell>
          <table:table-cell table:style-name="ce226"/>
          <table:table-cell table:style-name="Default" table:number-columns-repeated="2"/>
          <table:table-cell table:style-name="ce142"/>
          <table:table-cell table:number-columns-repeated="1015"/>
        </table:table-row>
        <table:table-row table:style-name="ro2">
          <table:table-cell table:style-name="ce149" office:value-type="date" office:date-value="2022-12-15" calcext:value-type="date">
            <text:p>15. Dec. 2022</text:p>
          </table:table-cell>
          <table:table-cell table:style-name="ce20"/>
          <table:table-cell table:style-name="ce151"/>
          <table:table-cell table:style-name="ce58" office:value-type="float" office:value="0" calcext:value-type="float">
            <text:p>$0.00</text:p>
          </table:table-cell>
          <table:table-cell table:style-name="ce226"/>
          <table:table-cell table:style-name="Default" table:number-columns-repeated="2"/>
          <table:table-cell table:style-name="ce143"/>
          <table:table-cell table:number-columns-repeated="1015"/>
        </table:table-row>
        <table:table-row table:style-name="ro2">
          <table:table-cell table:style-name="ce149" office:value-type="date" office:date-value="2023-01-15" calcext:value-type="date">
            <text:p>15. Jan. 2023</text:p>
          </table:table-cell>
          <table:table-cell table:style-name="ce20"/>
          <table:table-cell table:style-name="ce151"/>
          <table:table-cell table:style-name="ce58" office:value-type="float" office:value="0" calcext:value-type="float">
            <text:p>$0.00</text:p>
          </table:table-cell>
          <table:table-cell table:style-name="ce226"/>
          <table:table-cell table:style-name="Default" table:number-columns-repeated="2"/>
          <table:table-cell table:style-name="ce143"/>
          <table:table-cell table:number-columns-repeated="1015"/>
        </table:table-row>
        <table:table-row table:style-name="ro2">
          <table:table-cell table:style-name="ce149" office:value-type="date" office:date-value="2023-02-15" calcext:value-type="date">
            <text:p>15. Feb. 2023</text:p>
          </table:table-cell>
          <table:table-cell table:style-name="ce20"/>
          <table:table-cell table:style-name="ce151"/>
          <table:table-cell table:style-name="ce58" office:value-type="float" office:value="0" calcext:value-type="float">
            <text:p>$0.00</text:p>
          </table:table-cell>
          <table:table-cell table:style-name="ce226"/>
          <table:table-cell table:style-name="Default" table:number-columns-repeated="2"/>
          <table:table-cell table:style-name="ce25"/>
          <table:table-cell/>
          <table:table-cell table:style-name="ce45"/>
          <table:table-cell table:style-name="ce41"/>
          <table:table-cell table:number-columns-repeated="1012"/>
        </table:table-row>
        <table:table-row table:style-name="ro2">
          <table:table-cell table:style-name="ce149" office:value-type="date" office:date-value="2023-03-15" calcext:value-type="date">
            <text:p>15. Mar. 2023</text:p>
          </table:table-cell>
          <table:table-cell table:style-name="ce20" office:value-type="float" office:value="45000" calcext:value-type="float">
            <text:p>$45,000.00</text:p>
          </table:table-cell>
          <table:table-cell table:style-name="ce151"/>
          <table:table-cell table:style-name="ce58" office:value-type="float" office:value="196.81" calcext:value-type="float">
            <text:p>$196.81</text:p>
          </table:table-cell>
          <table:table-cell table:style-name="ce226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9" office:value-type="date" office:date-value="2023-04-15" calcext:value-type="date">
            <text:p>15. Apr. 2023</text:p>
          </table:table-cell>
          <table:table-cell table:style-name="ce20"/>
          <table:table-cell table:style-name="ce151"/>
          <table:table-cell table:style-name="ce58" office:value-type="float" office:value="273.56" calcext:value-type="float">
            <text:p>$273.56</text:p>
          </table:table-cell>
          <table:table-cell table:style-name="ce226"/>
          <table:table-cell table:style-name="ce61" office:value-type="string" calcext:value-type="string">
            <text:p>TOTAL INVERTIDO</text:p>
          </table:table-cell>
          <table:table-cell table:style-name="ce195" table:formula="of:=[.G13]" office:value-type="float" office:value="50000" calcext:value-type="float">
            <text:p>$50,00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9" office:value-type="date" office:date-value="2023-05-15" calcext:value-type="date">
            <text:p>15. May. 2023</text:p>
          </table:table-cell>
          <table:table-cell table:style-name="ce20"/>
          <table:table-cell table:style-name="ce151"/>
          <table:table-cell table:style-name="ce58" office:value-type="float" office:value="503.76" calcext:value-type="float">
            <text:p>$503.76</text:p>
          </table:table-cell>
          <table:table-cell table:style-name="ce226"/>
          <table:table-cell table:style-name="ce62" office:value-type="string" calcext:value-type="string">
            <text:p>TOTAL RENDIMIENTOS</text:p>
          </table:table-cell>
          <table:table-cell table:style-name="ce239" table:formula="of:=[.G15]" office:value-type="float" office:value="4395.44" calcext:value-type="float">
            <text:p>$4,395.44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9" office:value-type="date" office:date-value="2023-06-15" calcext:value-type="date">
            <text:p>15. Jun. 2023</text:p>
          </table:table-cell>
          <table:table-cell table:style-name="ce20"/>
          <table:table-cell table:style-name="ce151"/>
          <table:table-cell table:style-name="ce58" office:value-type="float" office:value="557.11" calcext:value-type="float">
            <text:p>$557.11</text:p>
          </table:table-cell>
          <table:table-cell table:style-name="ce226"/>
          <table:table-cell table:style-name="ce63" office:value-type="string" calcext:value-type="string">
            <text:p>TOTAL EXTRACCIONES</text:p>
          </table:table-cell>
          <table:table-cell table:style-name="ce240" table:formula="of:=[.G14]" office:value-type="float" office:value="0" calcext:value-type="float">
            <text:p>$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9" office:value-type="date" office:date-value="2023-07-15" calcext:value-type="date">
            <text:p>15. Jul. 2023</text:p>
          </table:table-cell>
          <table:table-cell table:style-name="ce20"/>
          <table:table-cell table:style-name="ce151"/>
          <table:table-cell table:style-name="ce58" office:value-type="float" office:value="427.16" calcext:value-type="float">
            <text:p>$427.16</text:p>
          </table:table-cell>
          <table:table-cell table:style-name="ce227"/>
          <table:table-cell table:style-name="ce64" office:value-type="string" calcext:value-type="string">
            <text:p>VALOR DE LA CUENTA</text:p>
          </table:table-cell>
          <table:table-cell table:style-name="ce241" table:formula="of:=SUM([.G8:.G10])" office:value-type="float" office:value="54395.44" calcext:value-type="float">
            <text:p>$54,395.44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9" office:value-type="date" office:date-value="2023-09-20" calcext:value-type="date">
            <text:p>20. Sep. 2023</text:p>
          </table:table-cell>
          <table:table-cell table:style-name="ce20"/>
          <table:table-cell table:style-name="ce151"/>
          <table:table-cell table:style-name="ce58" office:value-type="float" office:value="1001.71" calcext:value-type="float">
            <text:p>$1,001.71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9" office:value-type="date" office:date-value="2023-10-13" calcext:value-type="date">
            <text:p>13. Oct. 2023</text:p>
          </table:table-cell>
          <table:table-cell table:style-name="ce20"/>
          <table:table-cell table:style-name="ce151"/>
          <table:table-cell table:style-name="ce58" office:value-type="float" office:value="383.03" calcext:value-type="float">
            <text:p>$383.03</text:p>
          </table:table-cell>
          <table:table-cell table:style-name="ce227"/>
          <table:table-cell table:style-name="ce234" office:value-type="string" calcext:value-type="string">
            <text:p>Inversión</text:p>
          </table:table-cell>
          <table:table-cell table:style-name="ce243" table:formula="of:=SUBTOTAL(9;[.B2:.B1002])" office:value-type="float" office:value="50000" calcext:value-type="float">
            <text:p>$50,00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9" office:value-type="date" office:date-value="2023-12-31" calcext:value-type="date">
            <text:p>31. Dec. 2023</text:p>
          </table:table-cell>
          <table:table-cell table:style-name="ce20"/>
          <table:table-cell table:style-name="ce151"/>
          <table:table-cell table:style-name="ce58" office:value-type="float" office:value="1052.3" calcext:value-type="float">
            <text:p>$1,052.30</text:p>
          </table:table-cell>
          <table:table-cell table:style-name="ce227"/>
          <table:table-cell table:style-name="ce235" office:value-type="string" calcext:value-type="string">
            <text:p>Extracción</text:p>
          </table:table-cell>
          <table:table-cell table:style-name="ce244" table:formula="of:=SUBTOTAL(9;[.C2:.C1002])" office:value-type="float" office:value="0" calcext:value-type="float">
            <text:p>$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22"/>
          <table:table-cell table:style-name="ce198" table:content-validation-name="val1"/>
          <table:table-cell table:style-name="ce92"/>
          <table:table-cell table:style-name="ce122"/>
          <table:table-cell table:style-name="ce227"/>
          <table:table-cell table:style-name="ce236" office:value-type="string" calcext:value-type="string">
            <text:p>Rendimientos</text:p>
          </table:table-cell>
          <table:table-cell table:style-name="ce245" table:formula="of:=SUBTOTAL(9;[.D1:.D1000])" office:value-type="float" office:value="4395.44" calcext:value-type="float">
            <text:p>$4,395.44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22"/>
          <table:table-cell table:style-name="ce198" table:content-validation-name="val1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22"/>
          <table:table-cell table:style-name="ce82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28"/>
          <table:table-cell table:style-name="ce82"/>
          <table:table-cell table:style-name="ce95"/>
          <table:table-cell table:style-name="ce122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Default" table:number-columns-repeated="3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Default" table:number-columns-repeated="3"/>
          <table:table-cell table:style-name="ce124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198" table:content-validation-name="val1"/>
          <table:table-cell table:style-name="ce92"/>
          <table:table-cell table:style-name="ce122"/>
          <table:table-cell table:style-name="ce123"/>
          <table:table-cell table:style-name="ce115"/>
          <table:table-cell table:style-name="ce138"/>
          <table:table-cell table:number-columns-repeated="3"/>
          <table:table-cell table:style-name="ce41"/>
          <table:table-cell table:number-columns-repeated="1012"/>
        </table:table-row>
        <table:table-row table:style-name="ro2" table:number-rows-repeated="8">
          <table:table-cell table:style-name="ce148"/>
          <table:table-cell table:style-name="ce198" table:content-validation-name="val1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82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82"/>
          <table:table-cell table:style-name="ce95"/>
          <table:table-cell table:style-name="ce122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83"/>
          <table:table-cell table:style-name="ce96"/>
          <table:table-cell table:style-name="ce95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84"/>
          <table:table-cell table:style-name="ce97"/>
          <table:table-cell table:style-name="ce123"/>
          <table:table-cell table:style-name="ce124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198" table:content-validation-name="val1"/>
          <table:table-cell table:style-name="ce92"/>
          <table:table-cell table:style-name="ce122"/>
          <table:table-cell table:style-name="ce123"/>
          <table:table-cell table:style-name="ce115"/>
          <table:table-cell table:style-name="ce138"/>
          <table:table-cell table:number-columns-repeated="3"/>
          <table:table-cell table:style-name="ce41"/>
          <table:table-cell table:number-columns-repeated="1012"/>
        </table:table-row>
        <table:table-row table:style-name="ro2" table:number-rows-repeated="8">
          <table:table-cell table:style-name="ce148"/>
          <table:table-cell table:style-name="ce198" table:content-validation-name="val1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82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82"/>
          <table:table-cell table:style-name="ce95"/>
          <table:table-cell table:style-name="ce122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83"/>
          <table:table-cell table:style-name="ce96"/>
          <table:table-cell table:style-name="ce95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84"/>
          <table:table-cell table:style-name="ce97"/>
          <table:table-cell table:style-name="ce123"/>
          <table:table-cell table:style-name="ce124"/>
          <table:table-cell table:style-name="ce118"/>
          <table:table-cell table:style-name="ce125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85"/>
          <table:table-cell table:style-name="ce98"/>
          <table:table-cell table:style-name="ce124"/>
          <table:table-cell table:style-name="ce123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4"/>
          <table:table-cell table:style-name="ce86"/>
          <table:table-cell table:style-name="ce98"/>
          <table:table-cell table:style-name="ce125"/>
          <table:table-cell table:style-name="ce124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4">
          <table:table-cell table:style-name="ce75"/>
          <table:table-cell table:style-name="ce87"/>
          <table:table-cell table:style-name="ce98"/>
          <table:table-cell table:style-name="ce125" table:number-columns-repeated="2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85"/>
          <table:table-cell table:style-name="ce98"/>
          <table:table-cell table:style-name="ce125" table:number-columns-repeated="2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88"/>
          <table:table-cell table:style-name="ce99"/>
          <table:table-cell table:style-name="ce125" table:number-columns-repeated="2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969">
          <table:table-cell table:style-name="ce76"/>
          <table:table-cell table:style-name="ce88"/>
          <table:table-cell table:style-name="ce99"/>
          <table:table-cell table:style-name="ce126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88"/>
          <table:table-cell table:style-name="ce99"/>
          <table:table-cell table:style-name="ce126"/>
          <table:table-cell table:style-name="ce125"/>
          <table:table-cell table:number-columns-repeated="5"/>
          <table:table-cell table:style-name="ce41"/>
          <table:table-cell table:number-columns-repeated="1012"/>
        </table:table-row>
        <table:table-row table:style-name="ro1">
          <table:table-cell table:number-columns-repeated="3"/>
          <table:table-cell table:style-name="ce126"/>
          <table:table-cell table:style-name="ce125"/>
          <table:table-cell table:number-columns-repeated="1018"/>
        </table:table-row>
        <table:table-row table:style-name="ro3">
          <table:table-cell table:number-columns-repeated="4"/>
          <table:table-cell table:style-name="ce125"/>
          <table:table-cell table:number-columns-repeated="1018"/>
        </table:table-row>
        <table:table-row table:style-name="ro3" table:number-rows-repeated="1047545">
          <table:table-cell table:number-columns-repeated="1023"/>
        </table:table-row>
        <table:table-row table:style-name="ro3">
          <table:table-cell table:number-columns-repeated="1023"/>
        </table:table-row>
        <table:named-expressions>
          <table:named-range table:name="Z_CBB3F77D_73E6_4F28_9114_EB2250D8558E_.wvu.FilterData" table:base-cell-address="$Cetes.$A$1" table:cell-range-address="$Cetes.$A$1:.$A$7"/>
          <table:named-range table:name="_xlnm._FilterDatabase" table:base-cell-address="$Cetes.$A$1" table:cell-range-address="$Cetes.$A$1:.$A$7"/>
        </table:named-expressions>
      </table:table>
      <table:table table:name="Finsus" table:style-name="ta5">
        <table:table-column table:style-name="co1" table:default-cell-style-name="ce77"/>
        <table:table-column table:style-name="co2" table:default-cell-style-name="ce89"/>
        <table:table-column table:style-name="co3" table:default-cell-style-name="ce100"/>
        <table:table-column table:style-name="co12" table:default-cell-style-name="ce119"/>
        <table:table-column table:style-name="co5" table:default-cell-style-name="ce118"/>
        <table:table-column table:style-name="co6" table:default-cell-style-name="ce119"/>
        <table:table-column table:style-name="co7" table:default-cell-style-name="ce11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81" office:value-type="string" calcext:value-type="string">
            <text:p>MONTO</text:p>
          </table:table-cell>
          <table:table-cell table:style-name="ce66" office:value-type="string" calcext:value-type="string">
            <text:p>MONTO</text:p>
          </table:table-cell>
          <table:table-cell table:style-name="ce216" office:value-type="string" calcext:value-type="string">
            <text:p>MONTO</text:p>
          </table:table-cell>
          <table:table-cell table:style-name="ce53"/>
          <table:table-cell table:style-name="Default" table:number-columns-repeated="2"/>
          <table:table-cell table:style-name="ce140"/>
          <table:table-cell table:number-columns-repeated="1015"/>
        </table:table-row>
        <table:table-row table:style-name="ro2">
          <table:table-cell table:style-name="ce13" office:value-type="date" office:date-value="2022-10-15" calcext:value-type="date">
            <text:p>15. Oct. 2022</text:p>
          </table:table-cell>
          <table:table-cell table:style-name="ce80" office:value-type="float" office:value="5000" calcext:value-type="float">
            <text:p>$5,000.00</text:p>
          </table:table-cell>
          <table:table-cell table:style-name="ce196"/>
          <table:table-cell table:style-name="ce199" office:value-type="float" office:value="0.52" calcext:value-type="float">
            <text:p>$0.52</text:p>
          </table:table-cell>
          <table:table-cell table:style-name="ce54"/>
          <table:table-cell table:style-name="Default" table:number-columns-repeated="2"/>
          <table:table-cell table:style-name="ce141"/>
          <table:table-cell table:style-name="ce252" table:content-validation-name="val2"/>
          <table:table-cell table:number-columns-repeated="1014"/>
        </table:table-row>
        <table:table-row table:style-name="ro2">
          <table:table-cell table:style-name="ce13" office:value-type="date" office:date-value="2022-11-15" calcext:value-type="date">
            <text:p>15. Nov. 2022</text:p>
          </table:table-cell>
          <table:table-cell table:style-name="ce80" office:value-type="float" office:value="2000" calcext:value-type="float">
            <text:p>$2,000.00</text:p>
          </table:table-cell>
          <table:table-cell table:style-name="ce196"/>
          <table:table-cell table:style-name="ce199" office:value-type="float" office:value="52.06" calcext:value-type="float">
            <text:p>$52.06</text:p>
          </table:table-cell>
          <table:table-cell table:style-name="ce226"/>
          <table:table-cell table:style-name="Default" table:number-columns-repeated="2"/>
          <table:table-cell table:style-name="ce142"/>
          <table:table-cell table:number-columns-repeated="1015"/>
        </table:table-row>
        <table:table-row table:style-name="ro2">
          <table:table-cell table:style-name="ce13" office:value-type="date" office:date-value="2022-12-15" calcext:value-type="date">
            <text:p>15. Dec. 2022</text:p>
          </table:table-cell>
          <table:table-cell table:style-name="ce80" office:value-type="float" office:value="5100" calcext:value-type="float">
            <text:p>$5,100.00</text:p>
          </table:table-cell>
          <table:table-cell table:style-name="ce196"/>
          <table:table-cell table:style-name="ce199" office:value-type="float" office:value="72.85" calcext:value-type="float">
            <text:p>$72.85</text:p>
          </table:table-cell>
          <table:table-cell table:style-name="ce226"/>
          <table:table-cell table:style-name="Default" table:number-columns-repeated="2"/>
          <table:table-cell table:style-name="ce143"/>
          <table:table-cell table:number-columns-repeated="1015"/>
        </table:table-row>
        <table:table-row table:style-name="ro2">
          <table:table-cell table:style-name="ce13" office:value-type="date" office:date-value="2023-01-15" calcext:value-type="date">
            <text:p>15. Jan. 2023</text:p>
          </table:table-cell>
          <table:table-cell table:style-name="ce80" office:value-type="float" office:value="5000" calcext:value-type="float">
            <text:p>$5,000.00</text:p>
          </table:table-cell>
          <table:table-cell table:style-name="ce196"/>
          <table:table-cell table:style-name="ce199" office:value-type="float" office:value="0.01" calcext:value-type="float">
            <text:p>$0.01</text:p>
          </table:table-cell>
          <table:table-cell table:style-name="ce226"/>
          <table:table-cell table:style-name="Default" table:number-columns-repeated="2"/>
          <table:table-cell table:style-name="ce143"/>
          <table:table-cell table:number-columns-repeated="1015"/>
        </table:table-row>
        <table:table-row table:style-name="ro2">
          <table:table-cell table:style-name="ce13" office:value-type="date" office:date-value="2023-02-15" calcext:value-type="date">
            <text:p>15. Feb. 2023</text:p>
          </table:table-cell>
          <table:table-cell table:style-name="ce80" office:value-type="float" office:value="500" calcext:value-type="float">
            <text:p>$500.00</text:p>
          </table:table-cell>
          <table:table-cell table:style-name="ce196"/>
          <table:table-cell table:style-name="ce199" office:value-type="float" office:value="304.43" calcext:value-type="float">
            <text:p>$304.43</text:p>
          </table:table-cell>
          <table:table-cell table:style-name="ce226"/>
          <table:table-cell table:style-name="Default" table:number-columns-repeated="2"/>
          <table:table-cell table:style-name="ce25"/>
          <table:table-cell/>
          <table:table-cell table:style-name="ce45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3-15" calcext:value-type="date">
            <text:p>15. Mar. 2023</text:p>
          </table:table-cell>
          <table:table-cell table:style-name="ce80" office:value-type="float" office:value="5000" calcext:value-type="float">
            <text:p>$5,000.00</text:p>
          </table:table-cell>
          <table:table-cell table:style-name="ce196"/>
          <table:table-cell table:style-name="ce199" office:value-type="float" office:value="179.59" calcext:value-type="float">
            <text:p>$179.59</text:p>
          </table:table-cell>
          <table:table-cell table:style-name="ce226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3-16" calcext:value-type="date">
            <text:p>16. Mar. 2023</text:p>
          </table:table-cell>
          <table:table-cell table:style-name="ce80" office:value-type="float" office:value="5000" calcext:value-type="float">
            <text:p>$5,000.00</text:p>
          </table:table-cell>
          <table:table-cell table:style-name="ce196"/>
          <table:table-cell table:style-name="ce199" office:value-type="float" office:value="0" calcext:value-type="float">
            <text:p>$0.00</text:p>
          </table:table-cell>
          <table:table-cell table:style-name="ce226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4-15" calcext:value-type="date">
            <text:p>15. Apr. 2023</text:p>
          </table:table-cell>
          <table:table-cell table:style-name="ce80" office:value-type="float" office:value="10000" calcext:value-type="float">
            <text:p>$10,000.00</text:p>
          </table:table-cell>
          <table:table-cell table:style-name="ce196"/>
          <table:table-cell table:style-name="ce199" office:value-type="float" office:value="73.97" calcext:value-type="float">
            <text:p>$73.97</text:p>
          </table:table-cell>
          <table:table-cell table:style-name="ce226"/>
          <table:table-cell table:style-name="ce61" office:value-type="string" calcext:value-type="string">
            <text:p>TOTAL INVERTIDO</text:p>
          </table:table-cell>
          <table:table-cell table:style-name="ce195" table:formula="of:=[.G14]" office:value-type="float" office:value="55600" calcext:value-type="float">
            <text:p>$55,60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4-15" calcext:value-type="date">
            <text:p>15. Apr. 2023</text:p>
          </table:table-cell>
          <table:table-cell table:style-name="ce80" office:value-type="float" office:value="0" calcext:value-type="float">
            <text:p>$0.00</text:p>
          </table:table-cell>
          <table:table-cell table:style-name="ce196" office:value-type="float" office:value="73.97" calcext:value-type="float">
            <text:p>$73.97</text:p>
          </table:table-cell>
          <table:table-cell table:style-name="ce201" office:value-type="string" calcext:value-type="string">
            <text:p>Prueba de extracción</text:p>
          </table:table-cell>
          <table:table-cell table:style-name="ce226"/>
          <table:table-cell table:style-name="ce255" office:value-type="string" calcext:value-type="string">
            <text:p>TOTAL RENDIMIENTOS</text:p>
          </table:table-cell>
          <table:table-cell table:style-name="ce245" table:formula="of:=[.G16]" office:value-type="float" office:value="5409.3" calcext:value-type="float">
            <text:p>$5,409.3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4-15" calcext:value-type="date">
            <text:p>15. Apr. 2023</text:p>
          </table:table-cell>
          <table:table-cell table:style-name="ce80"/>
          <table:table-cell table:style-name="ce196"/>
          <table:table-cell table:style-name="ce199"/>
          <table:table-cell table:style-name="ce227"/>
          <table:table-cell table:style-name="ce63" office:value-type="string" calcext:value-type="string">
            <text:p>TOTAL EXTRACCIONES</text:p>
          </table:table-cell>
          <table:table-cell table:style-name="ce240" table:formula="of:=[.G15]" office:value-type="float" office:value="-5827.97" calcext:value-type="float">
            <text:p>-$5,827.97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5-15" calcext:value-type="date">
            <text:p>15. May. 2023</text:p>
          </table:table-cell>
          <table:table-cell table:style-name="ce80"/>
          <table:table-cell table:style-name="ce196"/>
          <table:table-cell table:style-name="ce199" office:value-type="float" office:value="629.59" calcext:value-type="float">
            <text:p>$629.59</text:p>
          </table:table-cell>
          <table:table-cell table:style-name="ce227"/>
          <table:table-cell table:style-name="ce64" office:value-type="string" calcext:value-type="string">
            <text:p>VALOR DE LA CUENTA</text:p>
          </table:table-cell>
          <table:table-cell table:style-name="ce241" table:formula="of:=SUM([.G9:.G11])" office:value-type="float" office:value="55181.33" calcext:value-type="float">
            <text:p>$55,181.33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6-15" calcext:value-type="date">
            <text:p>15. Jun. 2023</text:p>
          </table:table-cell>
          <table:table-cell table:style-name="ce80" office:value-type="float" office:value="5000" calcext:value-type="float">
            <text:p>$5,000.00</text:p>
          </table:table-cell>
          <table:table-cell table:style-name="ce196"/>
          <table:table-cell table:style-name="ce19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6-15" calcext:value-type="date">
            <text:p>15. Jun. 2023</text:p>
          </table:table-cell>
          <table:table-cell table:style-name="ce80"/>
          <table:table-cell table:style-name="ce196"/>
          <table:table-cell table:style-name="ce199" office:value-type="float" office:value="378.89" calcext:value-type="float">
            <text:p>$378.89</text:p>
          </table:table-cell>
          <table:table-cell table:style-name="ce227"/>
          <table:table-cell table:style-name="ce234" office:value-type="string" calcext:value-type="string">
            <text:p>Inversión</text:p>
          </table:table-cell>
          <table:table-cell table:style-name="ce243" table:formula="of:=SUBTOTAL(9;[.B2:.B1000])" office:value-type="float" office:value="55600" calcext:value-type="float">
            <text:p>$55,60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7-15" calcext:value-type="date">
            <text:p>15. Jul. 2023</text:p>
          </table:table-cell>
          <table:table-cell table:style-name="ce80" office:value-type="float" office:value="5000" calcext:value-type="float">
            <text:p>$5,000.00</text:p>
          </table:table-cell>
          <table:table-cell table:style-name="ce196"/>
          <table:table-cell table:style-name="ce199" office:value-type="float" office:value="449.16" calcext:value-type="float">
            <text:p>$449.16</text:p>
          </table:table-cell>
          <table:table-cell table:style-name="ce227"/>
          <table:table-cell table:style-name="ce235" office:value-type="string" calcext:value-type="string">
            <text:p>Extracción</text:p>
          </table:table-cell>
          <table:table-cell table:style-name="ce244" table:formula="of:=SUBTOTAL(9;[.C2:.C1000])" office:value-type="float" office:value="-5827.97" calcext:value-type="float">
            <text:p>-$5,827.97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7-15" calcext:value-type="date">
            <text:p>15. Jul. 2023</text:p>
          </table:table-cell>
          <table:table-cell table:style-name="ce80"/>
          <table:table-cell table:style-name="ce196"/>
          <table:table-cell table:style-name="ce199" office:value-type="float" office:value="212.04" calcext:value-type="float">
            <text:p>$212.04</text:p>
          </table:table-cell>
          <table:table-cell table:style-name="ce227"/>
          <table:table-cell table:style-name="ce236" office:value-type="string" calcext:value-type="string">
            <text:p>Rendimientos</text:p>
          </table:table-cell>
          <table:table-cell table:style-name="ce245" table:formula="of:=SUBTOTAL(9;[.D1:.D998])" office:value-type="float" office:value="5409.3" calcext:value-type="float">
            <text:p>$5,409.3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9-15" calcext:value-type="date">
            <text:p>15. Sep. 2023</text:p>
          </table:table-cell>
          <table:table-cell table:style-name="ce80"/>
          <table:table-cell table:style-name="ce196"/>
          <table:table-cell table:style-name="ce199" office:value-type="float" office:value="598.01" calcext:value-type="float">
            <text:p>$598.01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0-13" calcext:value-type="date">
            <text:p>13. Oct. 2023</text:p>
          </table:table-cell>
          <table:table-cell table:style-name="ce80"/>
          <table:table-cell table:style-name="ce196"/>
          <table:table-cell table:style-name="ce199" office:value-type="float" office:value="704.24" calcext:value-type="float">
            <text:p>$704.24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0-13" calcext:value-type="date">
            <text:p>13. Oct. 2023</text:p>
          </table:table-cell>
          <table:table-cell table:style-name="ce80" office:value-type="float" office:value="5000" calcext:value-type="float">
            <text:p>$5,000.00</text:p>
          </table:table-cell>
          <table:table-cell table:style-name="ce196"/>
          <table:table-cell table:style-name="ce19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1-15" calcext:value-type="date">
            <text:p>15. Nov. 2023</text:p>
          </table:table-cell>
          <table:table-cell table:style-name="ce80"/>
          <table:table-cell table:style-name="ce196"/>
          <table:table-cell table:style-name="ce199" office:value-type="float" office:value="979.18" calcext:value-type="float">
            <text:p>$979.18</text:p>
          </table:table-cell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1-15" calcext:value-type="date">
            <text:p>15. Nov. 2023</text:p>
          </table:table-cell>
          <table:table-cell table:style-name="ce80" office:value-type="float" office:value="3000" calcext:value-type="float">
            <text:p>$3,000.00</text:p>
          </table:table-cell>
          <table:table-cell table:style-name="ce196"/>
          <table:table-cell table:style-name="ce199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08" calcext:value-type="date">
            <text:p>8. Dec. 2023</text:p>
          </table:table-cell>
          <table:table-cell table:style-name="ce80"/>
          <table:table-cell table:style-name="ce196" office:value-type="float" office:value="-59.2" calcext:value-type="float">
            <text:p>-$59.20</text:p>
          </table:table-cell>
          <table:table-cell table:style-name="ce201" office:value-type="string" calcext:value-type="string">
            <text:p>Nu</text:p>
          </table:table-cell>
          <table:table-cell table:style-name="ce124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15" calcext:value-type="date">
            <text:p>15. Dec. 2023</text:p>
          </table:table-cell>
          <table:table-cell table:style-name="ce80"/>
          <table:table-cell table:style-name="ce196" office:value-type="float" office:value="-382.67" calcext:value-type="float">
            <text:p>-$382.67</text:p>
          </table:table-cell>
          <table:table-cell table:style-name="ce201" office:value-type="string" calcext:value-type="string">
            <text:p>Nu</text:p>
          </table:table-cell>
          <table:table-cell table:style-name="ce123"/>
          <table:table-cell table:style-name="ce115"/>
          <table:table-cell table:style-name="ce138"/>
          <table:table-cell table:number-columns-repeated="3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15" calcext:value-type="date">
            <text:p>15. Dec. 2023</text:p>
          </table:table-cell>
          <table:table-cell table:style-name="ce80"/>
          <table:table-cell table:style-name="ce196"/>
          <table:table-cell table:style-name="ce199" office:value-type="float" office:value="533.84" calcext:value-type="float">
            <text:p>$533.84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16" calcext:value-type="date">
            <text:p>16. Dec. 2023</text:p>
          </table:table-cell>
          <table:table-cell table:style-name="ce80"/>
          <table:table-cell table:style-name="ce196" office:value-type="float" office:value="-5291.32" calcext:value-type="float">
            <text:p>-$5,291.32</text:p>
          </table:table-cell>
          <table:table-cell table:style-name="ce19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22" calcext:value-type="date">
            <text:p>22. Dec. 2023</text:p>
          </table:table-cell>
          <table:table-cell table:style-name="ce80"/>
          <table:table-cell table:style-name="ce196" office:value-type="float" office:value="-168.75" calcext:value-type="float">
            <text:p>-$168.75</text:p>
          </table:table-cell>
          <table:table-cell table:style-name="ce201" office:value-type="string" calcext:value-type="string">
            <text:p>Nu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31" calcext:value-type="date">
            <text:p>31. Dec. 2023</text:p>
          </table:table-cell>
          <table:table-cell table:style-name="ce80"/>
          <table:table-cell table:style-name="ce196"/>
          <table:table-cell table:style-name="ce199" office:value-type="float" office:value="240.92" calcext:value-type="float">
            <text:p>$240.92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198" table:content-validation-name="val1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82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82"/>
          <table:table-cell table:style-name="ce95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83"/>
          <table:table-cell table:style-name="ce96"/>
          <table:table-cell table:style-name="ce95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84"/>
          <table:table-cell table:style-name="ce97"/>
          <table:table-cell table:style-name="ce123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198" table:content-validation-name="val1"/>
          <table:table-cell table:style-name="ce92"/>
          <table:table-cell table:style-name="ce122"/>
          <table:table-cell table:style-name="ce124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198" table:content-validation-name="val1"/>
          <table:table-cell table:style-name="ce92"/>
          <table:table-cell table:style-name="ce122"/>
          <table:table-cell table:style-name="ce123"/>
          <table:table-cell table:style-name="ce115"/>
          <table:table-cell table:style-name="ce138"/>
          <table:table-cell table:number-columns-repeated="3"/>
          <table:table-cell table:style-name="ce41"/>
          <table:table-cell table:number-columns-repeated="1012"/>
        </table:table-row>
        <table:table-row table:style-name="ro2" table:number-rows-repeated="7">
          <table:table-cell table:style-name="ce148"/>
          <table:table-cell table:style-name="ce198" table:content-validation-name="val1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82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82"/>
          <table:table-cell table:style-name="ce95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83"/>
          <table:table-cell table:style-name="ce96"/>
          <table:table-cell table:style-name="ce95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84"/>
          <table:table-cell table:style-name="ce97"/>
          <table:table-cell table:style-name="ce123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85"/>
          <table:table-cell table:style-name="ce98"/>
          <table:table-cell table:style-name="ce124" table:number-columns-repeated="2"/>
          <table:table-cell table:style-name="ce118"/>
          <table:table-cell table:style-name="ce125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4"/>
          <table:table-cell table:style-name="ce86"/>
          <table:table-cell table:style-name="ce98"/>
          <table:table-cell table:style-name="ce125"/>
          <table:table-cell table:style-name="ce123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5"/>
          <table:table-cell table:style-name="ce87"/>
          <table:table-cell table:style-name="ce98"/>
          <table:table-cell table:style-name="ce125"/>
          <table:table-cell table:style-name="ce124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3">
          <table:table-cell table:style-name="ce75"/>
          <table:table-cell table:style-name="ce87"/>
          <table:table-cell table:style-name="ce98"/>
          <table:table-cell table:style-name="ce125" table:number-columns-repeated="2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85"/>
          <table:table-cell table:style-name="ce98"/>
          <table:table-cell table:style-name="ce125" table:number-columns-repeated="2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88"/>
          <table:table-cell table:style-name="ce99"/>
          <table:table-cell table:style-name="ce125" table:number-columns-repeated="2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970">
          <table:table-cell table:style-name="ce76"/>
          <table:table-cell table:style-name="ce88"/>
          <table:table-cell table:style-name="ce99"/>
          <table:table-cell table:style-name="ce126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number-columns-repeated="3"/>
          <table:table-cell table:style-name="ce126"/>
          <table:table-cell table:style-name="ce125"/>
          <table:table-cell table:number-columns-repeated="5"/>
          <table:table-cell table:style-name="ce41"/>
          <table:table-cell table:number-columns-repeated="1012"/>
        </table:table-row>
        <table:table-row table:style-name="ro1">
          <table:table-cell table:number-columns-repeated="4"/>
          <table:table-cell table:style-name="ce125"/>
          <table:table-cell table:number-columns-repeated="1018"/>
        </table:table-row>
        <table:table-row table:style-name="ro3">
          <table:table-cell table:number-columns-repeated="4"/>
          <table:table-cell table:style-name="ce125"/>
          <table:table-cell table:number-columns-repeated="1018"/>
        </table:table-row>
        <table:table-row table:style-name="ro3" table:number-rows-repeated="1047546">
          <table:table-cell table:number-columns-repeated="1023"/>
        </table:table-row>
        <table:table-row table:style-name="ro4">
          <table:table-cell table:number-columns-repeated="1023"/>
        </table:table-row>
        <table:named-expressions>
          <table:named-range table:name="Z_CBB3F77D_73E6_4F28_9114_EB2250D8558E_.wvu.FilterData" table:base-cell-address="$Finsus.$A$1" table:cell-range-address="$Finsus.$A$1:.$A$7"/>
          <table:named-range table:name="_xlnm._FilterDatabase" table:base-cell-address="$Finsus.$A$1" table:cell-range-address="$Finsus.$A$1:.$A$7"/>
        </table:named-expressions>
      </table:table>
      <table:table table:name="Supertasas" table:style-name="ta6">
        <table:table-column table:style-name="co1" table:default-cell-style-name="ce77"/>
        <table:table-column table:style-name="co2" table:default-cell-style-name="ce89"/>
        <table:table-column table:style-name="co3" table:default-cell-style-name="ce100"/>
        <table:table-column table:style-name="co4" table:default-cell-style-name="ce119"/>
        <table:table-column table:style-name="co5" table:default-cell-style-name="ce118"/>
        <table:table-column table:style-name="co6" table:default-cell-style-name="ce119"/>
        <table:table-column table:style-name="co7" table:default-cell-style-name="ce11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81" office:value-type="string" calcext:value-type="string">
            <text:p>MONTO</text:p>
          </table:table-cell>
          <table:table-cell table:style-name="ce66" office:value-type="string" calcext:value-type="string">
            <text:p>MONTO</text:p>
          </table:table-cell>
          <table:table-cell table:style-name="ce216" office:value-type="string" calcext:value-type="string">
            <text:p>MONTO</text:p>
          </table:table-cell>
          <table:table-cell table:style-name="ce53"/>
          <table:table-cell table:style-name="Default" table:number-columns-repeated="2"/>
          <table:table-cell table:style-name="ce140"/>
          <table:table-cell table:number-columns-repeated="1015"/>
        </table:table-row>
        <table:table-row table:style-name="ro2">
          <table:table-cell table:style-name="ce13" office:value-type="date" office:date-value="2022-10-15" calcext:value-type="date">
            <text:p>15. Oct. 2022</text:p>
          </table:table-cell>
          <table:table-cell table:style-name="ce80" office:value-type="float" office:value="5000" calcext:value-type="float">
            <text:p>$5,000.00</text:p>
          </table:table-cell>
          <table:table-cell table:style-name="ce196"/>
          <table:table-cell table:style-name="ce199" office:value-type="float" office:value="1.79" calcext:value-type="float">
            <text:p>$1.79</text:p>
          </table:table-cell>
          <table:table-cell table:style-name="ce54"/>
          <table:table-cell table:style-name="Default" table:number-columns-repeated="2"/>
          <table:table-cell table:style-name="ce141"/>
          <table:table-cell table:style-name="ce252" table:content-validation-name="val2"/>
          <table:table-cell table:number-columns-repeated="1014"/>
        </table:table-row>
        <table:table-row table:style-name="ro2">
          <table:table-cell table:style-name="ce13" office:value-type="date" office:date-value="2022-11-15" calcext:value-type="date">
            <text:p>15. Nov. 2022</text:p>
          </table:table-cell>
          <table:table-cell table:style-name="ce80" office:value-type="float" office:value="2000" calcext:value-type="float">
            <text:p>$2,000.00</text:p>
          </table:table-cell>
          <table:table-cell table:style-name="ce196"/>
          <table:table-cell table:style-name="ce199" office:value-type="float" office:value="46.68" calcext:value-type="float">
            <text:p>$46.68</text:p>
          </table:table-cell>
          <table:table-cell table:style-name="ce226"/>
          <table:table-cell table:style-name="Default" table:number-columns-repeated="2"/>
          <table:table-cell table:style-name="ce142"/>
          <table:table-cell table:number-columns-repeated="1015"/>
        </table:table-row>
        <table:table-row table:style-name="ro2">
          <table:table-cell table:style-name="ce13" office:value-type="date" office:date-value="2022-12-15" calcext:value-type="date">
            <text:p>15. Dec. 2022</text:p>
          </table:table-cell>
          <table:table-cell table:style-name="ce80" office:value-type="float" office:value="5000" calcext:value-type="float">
            <text:p>$5,000.00</text:p>
          </table:table-cell>
          <table:table-cell table:style-name="ce196"/>
          <table:table-cell table:style-name="ce199" office:value-type="float" office:value="65.83" calcext:value-type="float">
            <text:p>$65.83</text:p>
          </table:table-cell>
          <table:table-cell table:style-name="ce226"/>
          <table:table-cell table:style-name="Default" table:number-columns-repeated="2"/>
          <table:table-cell table:style-name="ce143"/>
          <table:table-cell table:number-columns-repeated="1015"/>
        </table:table-row>
        <table:table-row table:style-name="ro2">
          <table:table-cell table:style-name="ce13" office:value-type="date" office:date-value="2023-01-15" calcext:value-type="date">
            <text:p>15. Jan. 2023</text:p>
          </table:table-cell>
          <table:table-cell table:style-name="ce80" office:value-type="float" office:value="5000" calcext:value-type="float">
            <text:p>$5,000.00</text:p>
          </table:table-cell>
          <table:table-cell table:style-name="ce196"/>
          <table:table-cell table:style-name="ce199"/>
          <table:table-cell table:style-name="ce226"/>
          <table:table-cell table:style-name="Default" table:number-columns-repeated="2"/>
          <table:table-cell table:style-name="ce143"/>
          <table:table-cell table:number-columns-repeated="1015"/>
        </table:table-row>
        <table:table-row table:style-name="ro2">
          <table:table-cell table:style-name="ce13" office:value-type="date" office:date-value="2023-02-15" calcext:value-type="date">
            <text:p>15. Feb. 2023</text:p>
          </table:table-cell>
          <table:table-cell table:style-name="ce80"/>
          <table:table-cell table:style-name="ce196"/>
          <table:table-cell table:style-name="ce199"/>
          <table:table-cell table:style-name="ce226"/>
          <table:table-cell table:style-name="Default" table:number-columns-repeated="2"/>
          <table:table-cell table:style-name="ce25"/>
          <table:table-cell/>
          <table:table-cell table:style-name="ce45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3-16" calcext:value-type="date">
            <text:p>16. Mar. 2023</text:p>
          </table:table-cell>
          <table:table-cell table:style-name="ce80" office:value-type="float" office:value="10000" calcext:value-type="float">
            <text:p>$10,000.00</text:p>
          </table:table-cell>
          <table:table-cell table:style-name="ce196"/>
          <table:table-cell table:style-name="ce199" office:value-type="float" office:value="160.89" calcext:value-type="float">
            <text:p>$160.89</text:p>
          </table:table-cell>
          <table:table-cell table:style-name="ce226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4-15" calcext:value-type="date">
            <text:p>15. Apr. 2023</text:p>
          </table:table-cell>
          <table:table-cell table:style-name="ce80" office:value-type="float" office:value="10000" calcext:value-type="float">
            <text:p>$10,000.00</text:p>
          </table:table-cell>
          <table:table-cell table:style-name="ce196"/>
          <table:table-cell table:style-name="ce199"/>
          <table:table-cell table:style-name="ce226"/>
          <table:table-cell table:style-name="ce61" office:value-type="string" calcext:value-type="string">
            <text:p>TOTAL INVERTIDO</text:p>
          </table:table-cell>
          <table:table-cell table:style-name="ce195" table:formula="of:=[.G13]" office:value-type="float" office:value="55000" calcext:value-type="float">
            <text:p>$55,00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4-15" calcext:value-type="date">
            <text:p>15. Apr. 2023</text:p>
          </table:table-cell>
          <table:table-cell table:style-name="ce80"/>
          <table:table-cell table:style-name="ce196"/>
          <table:table-cell table:style-name="ce199" office:value-type="float" office:value="280.93" calcext:value-type="float">
            <text:p>$280.93</text:p>
          </table:table-cell>
          <table:table-cell table:style-name="ce226"/>
          <table:table-cell table:style-name="ce255" office:value-type="string" calcext:value-type="string">
            <text:p>TOTAL RENDIMIENTOS</text:p>
          </table:table-cell>
          <table:table-cell table:style-name="ce245" table:formula="of:=[.G15]" office:value-type="float" office:value="5429.42" calcext:value-type="float">
            <text:p>$5,429.42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5-15" calcext:value-type="date">
            <text:p>15. May. 2023</text:p>
          </table:table-cell>
          <table:table-cell table:style-name="ce80"/>
          <table:table-cell table:style-name="ce196"/>
          <table:table-cell table:style-name="ce199" office:value-type="float" office:value="303.6" calcext:value-type="float">
            <text:p>$303.60</text:p>
          </table:table-cell>
          <table:table-cell table:style-name="ce226"/>
          <table:table-cell table:style-name="ce63" office:value-type="string" calcext:value-type="string">
            <text:p>TOTAL EXTRACCIONES</text:p>
          </table:table-cell>
          <table:table-cell table:style-name="ce240" table:formula="of:=[.G14]" office:value-type="float" office:value="-5660.56" calcext:value-type="float">
            <text:p>-$5,660.56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6-15" calcext:value-type="date">
            <text:p>15. Jun. 2023</text:p>
          </table:table-cell>
          <table:table-cell table:style-name="ce80" office:value-type="float" office:value="5000" calcext:value-type="float">
            <text:p>$5,000.00</text:p>
          </table:table-cell>
          <table:table-cell table:style-name="ce196"/>
          <table:table-cell table:style-name="ce199"/>
          <table:table-cell table:style-name="ce227"/>
          <table:table-cell table:style-name="ce64" office:value-type="string" calcext:value-type="string">
            <text:p>VALOR DE LA CUENTA</text:p>
          </table:table-cell>
          <table:table-cell table:style-name="ce241" table:formula="of:=SUM([.G8:.G10])" office:value-type="float" office:value="54768.86" calcext:value-type="float">
            <text:p>$54,768.86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6-15" calcext:value-type="date">
            <text:p>15. Jun. 2023</text:p>
          </table:table-cell>
          <table:table-cell table:style-name="ce80"/>
          <table:table-cell table:style-name="ce196"/>
          <table:table-cell table:style-name="ce199" office:value-type="float" office:value="379.07" calcext:value-type="float">
            <text:p>$379.07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7-15" calcext:value-type="date">
            <text:p>15. Jul. 2023</text:p>
          </table:table-cell>
          <table:table-cell table:style-name="ce80" office:value-type="float" office:value="5000" calcext:value-type="float">
            <text:p>$5,000.00</text:p>
          </table:table-cell>
          <table:table-cell table:style-name="ce196"/>
          <table:table-cell table:style-name="ce199" office:value-type="float" office:value="978.65" calcext:value-type="float">
            <text:p>$978.65</text:p>
          </table:table-cell>
          <table:table-cell table:style-name="ce227"/>
          <table:table-cell table:style-name="ce234" office:value-type="string" calcext:value-type="string">
            <text:p>Inversión</text:p>
          </table:table-cell>
          <table:table-cell table:style-name="ce243" table:formula="of:=SUBTOTAL(9;[.B2:.B1001])" office:value-type="float" office:value="55000" calcext:value-type="float">
            <text:p>$55,00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7-15" calcext:value-type="date">
            <text:p>15. Jul. 2023</text:p>
          </table:table-cell>
          <table:table-cell table:style-name="ce80"/>
          <table:table-cell table:style-name="ce196"/>
          <table:table-cell table:style-name="ce199" office:value-type="float" office:value="434.14" calcext:value-type="float">
            <text:p>$434.14</text:p>
          </table:table-cell>
          <table:table-cell table:style-name="ce227"/>
          <table:table-cell table:style-name="ce235" office:value-type="string" calcext:value-type="string">
            <text:p>Extracción</text:p>
          </table:table-cell>
          <table:table-cell table:style-name="ce244" table:formula="of:=SUBTOTAL(9;[.C2:.C1001])" office:value-type="float" office:value="-5660.56" calcext:value-type="float">
            <text:p>-$5,660.56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9-15" calcext:value-type="date">
            <text:p>15. Sep. 2023</text:p>
          </table:table-cell>
          <table:table-cell table:style-name="ce80"/>
          <table:table-cell table:style-name="ce196"/>
          <table:table-cell table:style-name="ce199" office:value-type="float" office:value="537.02" calcext:value-type="float">
            <text:p>$537.02</text:p>
          </table:table-cell>
          <table:table-cell table:style-name="ce227"/>
          <table:table-cell table:style-name="ce236" office:value-type="string" calcext:value-type="string">
            <text:p>Rendimientos</text:p>
          </table:table-cell>
          <table:table-cell table:style-name="ce245" table:formula="of:=SUBTOTAL(9;[.D1:.D999])" office:value-type="float" office:value="5429.42" calcext:value-type="float">
            <text:p>$5,429.42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0-13" calcext:value-type="date">
            <text:p>13. Oct. 2023</text:p>
          </table:table-cell>
          <table:table-cell table:style-name="ce80"/>
          <table:table-cell table:style-name="ce196"/>
          <table:table-cell table:style-name="ce199" office:value-type="float" office:value="978.66" calcext:value-type="float">
            <text:p>$978.66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0-13" calcext:value-type="date">
            <text:p>13. Oct. 2023</text:p>
          </table:table-cell>
          <table:table-cell table:style-name="ce80" office:value-type="float" office:value="5000" calcext:value-type="float">
            <text:p>$5,000.00</text:p>
          </table:table-cell>
          <table:table-cell table:style-name="ce196"/>
          <table:table-cell table:style-name="ce19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1-15" calcext:value-type="date">
            <text:p>15. Nov. 2023</text:p>
          </table:table-cell>
          <table:table-cell table:style-name="ce80"/>
          <table:table-cell table:style-name="ce196"/>
          <table:table-cell table:style-name="ce199" office:value-type="float" office:value="624.17" calcext:value-type="float">
            <text:p>$624.17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1-15" calcext:value-type="date">
            <text:p>15. Nov. 2023</text:p>
          </table:table-cell>
          <table:table-cell table:style-name="ce80" office:value-type="float" office:value="3000" calcext:value-type="float">
            <text:p>$3,000.00</text:p>
          </table:table-cell>
          <table:table-cell table:style-name="ce196"/>
          <table:table-cell table:style-name="ce19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01" calcext:value-type="date">
            <text:p>1. Dec. 2023</text:p>
          </table:table-cell>
          <table:table-cell table:style-name="ce80"/>
          <table:table-cell table:style-name="ce196" office:value-type="float" office:value="-112.85" calcext:value-type="float">
            <text:p>-$112.85</text:p>
          </table:table-cell>
          <table:table-cell table:style-name="ce201" office:value-type="string" calcext:value-type="string">
            <text:p>Nu</text:p>
          </table:table-cell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01" calcext:value-type="date">
            <text:p>1. Dec. 2023</text:p>
          </table:table-cell>
          <table:table-cell table:style-name="ce80"/>
          <table:table-cell table:style-name="ce196" office:value-type="float" office:value="-207.18" calcext:value-type="float">
            <text:p>-$207.18</text:p>
          </table:table-cell>
          <table:table-cell table:style-name="ce201" office:value-type="string" calcext:value-type="string">
            <text:p>Nu</text:p>
          </table:table-cell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15" calcext:value-type="date">
            <text:p>15. Dec. 2023</text:p>
          </table:table-cell>
          <table:table-cell table:style-name="ce80"/>
          <table:table-cell table:style-name="ce196" office:value-type="float" office:value="-5223.08" calcext:value-type="float">
            <text:p>-$5,223.08</text:p>
          </table:table-cell>
          <table:table-cell table:style-name="ce201" office:value-type="string" calcext:value-type="string">
            <text:p>Nu</text:p>
          </table:table-cell>
          <table:table-cell table:style-name="ce124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22" calcext:value-type="date">
            <text:p>22. Dec. 2023</text:p>
          </table:table-cell>
          <table:table-cell table:style-name="ce80"/>
          <table:table-cell table:style-name="ce196" office:value-type="float" office:value="-117.45" calcext:value-type="float">
            <text:p>-$117.45</text:p>
          </table:table-cell>
          <table:table-cell table:style-name="ce201" office:value-type="string" calcext:value-type="string">
            <text:p>Nu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31" calcext:value-type="date">
            <text:p>31. Dec. 2023</text:p>
          </table:table-cell>
          <table:table-cell table:style-name="ce80"/>
          <table:table-cell table:style-name="ce196"/>
          <table:table-cell table:style-name="ce199" office:value-type="float" office:value="637.99" calcext:value-type="float">
            <text:p>$637.99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6">
          <table:table-cell table:style-name="ce148"/>
          <table:table-cell table:style-name="ce198" table:content-validation-name="val1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82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82"/>
          <table:table-cell table:style-name="ce95"/>
          <table:table-cell table:style-name="ce122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83"/>
          <table:table-cell table:style-name="ce96"/>
          <table:table-cell table:style-name="ce95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84"/>
          <table:table-cell table:style-name="ce97"/>
          <table:table-cell table:style-name="ce123"/>
          <table:table-cell table:style-name="ce124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198" table:content-validation-name="val1"/>
          <table:table-cell table:style-name="ce92"/>
          <table:table-cell table:style-name="ce122"/>
          <table:table-cell table:style-name="ce123"/>
          <table:table-cell table:style-name="ce115"/>
          <table:table-cell table:style-name="ce138"/>
          <table:table-cell table:number-columns-repeated="3"/>
          <table:table-cell table:style-name="ce41"/>
          <table:table-cell table:number-columns-repeated="1012"/>
        </table:table-row>
        <table:table-row table:style-name="ro2" table:number-rows-repeated="8">
          <table:table-cell table:style-name="ce148"/>
          <table:table-cell table:style-name="ce198" table:content-validation-name="val1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82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82"/>
          <table:table-cell table:style-name="ce95"/>
          <table:table-cell table:style-name="ce122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83"/>
          <table:table-cell table:style-name="ce96"/>
          <table:table-cell table:style-name="ce95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84"/>
          <table:table-cell table:style-name="ce97"/>
          <table:table-cell table:style-name="ce123"/>
          <table:table-cell table:style-name="ce124"/>
          <table:table-cell table:style-name="ce118"/>
          <table:table-cell table:style-name="ce125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85"/>
          <table:table-cell table:style-name="ce98"/>
          <table:table-cell table:style-name="ce124"/>
          <table:table-cell table:style-name="ce123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4"/>
          <table:table-cell table:style-name="ce86"/>
          <table:table-cell table:style-name="ce98"/>
          <table:table-cell table:style-name="ce125"/>
          <table:table-cell table:style-name="ce124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4">
          <table:table-cell table:style-name="ce75"/>
          <table:table-cell table:style-name="ce87"/>
          <table:table-cell table:style-name="ce98"/>
          <table:table-cell table:style-name="ce125" table:number-columns-repeated="2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85"/>
          <table:table-cell table:style-name="ce98"/>
          <table:table-cell table:style-name="ce125" table:number-columns-repeated="2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88"/>
          <table:table-cell table:style-name="ce99"/>
          <table:table-cell table:style-name="ce125" table:number-columns-repeated="2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969">
          <table:table-cell table:style-name="ce76"/>
          <table:table-cell table:style-name="ce88"/>
          <table:table-cell table:style-name="ce99"/>
          <table:table-cell table:style-name="ce126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88"/>
          <table:table-cell table:style-name="ce99"/>
          <table:table-cell table:style-name="ce126"/>
          <table:table-cell table:style-name="ce125"/>
          <table:table-cell table:number-columns-repeated="5"/>
          <table:table-cell table:style-name="ce41"/>
          <table:table-cell table:number-columns-repeated="1012"/>
        </table:table-row>
        <table:table-row table:style-name="ro1">
          <table:table-cell table:number-columns-repeated="3"/>
          <table:table-cell table:style-name="ce126"/>
          <table:table-cell table:style-name="ce125"/>
          <table:table-cell table:number-columns-repeated="1018"/>
        </table:table-row>
        <table:table-row table:style-name="ro3">
          <table:table-cell table:number-columns-repeated="4"/>
          <table:table-cell table:style-name="ce125"/>
          <table:table-cell table:number-columns-repeated="1018"/>
        </table:table-row>
        <table:table-row table:style-name="ro3" table:number-rows-repeated="1047546">
          <table:table-cell table:number-columns-repeated="1023"/>
        </table:table-row>
        <table:table-row table:style-name="ro4">
          <table:table-cell table:number-columns-repeated="1023"/>
        </table:table-row>
        <table:named-expressions>
          <table:named-range table:name="Z_CBB3F77D_73E6_4F28_9114_EB2250D8558E_.wvu.FilterData" table:base-cell-address="$Supertasas.$A$1" table:cell-range-address="$Supertasas.$A$1:.$A$7"/>
          <table:named-range table:name="_xlnm._FilterDatabase" table:base-cell-address="$Supertasas.$A$1" table:cell-range-address="$Supertasas.$A$1:.$A$7"/>
        </table:named-expressions>
      </table:table>
      <table:table table:name="Briq" table:style-name="ta7">
        <table:table-column table:style-name="co1" table:default-cell-style-name="ce77"/>
        <table:table-column table:style-name="co2" table:default-cell-style-name="ce89"/>
        <table:table-column table:style-name="co3" table:default-cell-style-name="ce100"/>
        <table:table-column table:style-name="co4" table:default-cell-style-name="ce103"/>
        <table:table-column table:style-name="co5" table:default-cell-style-name="ce118"/>
        <table:table-column table:style-name="co6" table:default-cell-style-name="ce119"/>
        <table:table-column table:style-name="co7" table:default-cell-style-name="ce11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81" office:value-type="string" calcext:value-type="string">
            <text:p>MONTO</text:p>
          </table:table-cell>
          <table:table-cell table:style-name="ce66" office:value-type="string" calcext:value-type="string">
            <text:p>MONTO</text:p>
          </table:table-cell>
          <table:table-cell table:style-name="ce216" office:value-type="string" calcext:value-type="string">
            <text:p>MONTO</text:p>
          </table:table-cell>
          <table:table-cell table:style-name="ce53"/>
          <table:table-cell table:style-name="Default" table:number-columns-repeated="2"/>
          <table:table-cell table:style-name="ce140"/>
          <table:table-cell table:number-columns-repeated="1015"/>
        </table:table-row>
        <table:table-row table:style-name="ro2">
          <table:table-cell table:style-name="ce13" office:value-type="date" office:date-value="2022-10-15" calcext:value-type="date">
            <text:p>15. Oct. 2022</text:p>
          </table:table-cell>
          <table:table-cell table:style-name="ce80"/>
          <table:table-cell table:style-name="ce196"/>
          <table:table-cell table:style-name="ce199"/>
          <table:table-cell table:style-name="ce54"/>
          <table:table-cell table:style-name="Default" table:number-columns-repeated="2"/>
          <table:table-cell table:style-name="ce141"/>
          <table:table-cell table:style-name="ce252" table:content-validation-name="val2"/>
          <table:table-cell table:number-columns-repeated="1014"/>
        </table:table-row>
        <table:table-row table:style-name="ro2">
          <table:table-cell table:style-name="ce13" office:value-type="date" office:date-value="2022-11-15" calcext:value-type="date">
            <text:p>15. Nov. 2022</text:p>
          </table:table-cell>
          <table:table-cell table:style-name="ce80"/>
          <table:table-cell table:style-name="ce196"/>
          <table:table-cell table:style-name="ce199"/>
          <table:table-cell table:style-name="ce226"/>
          <table:table-cell table:style-name="Default" table:number-columns-repeated="2"/>
          <table:table-cell table:style-name="ce142"/>
          <table:table-cell table:number-columns-repeated="1015"/>
        </table:table-row>
        <table:table-row table:style-name="ro2">
          <table:table-cell table:style-name="ce13" office:value-type="date" office:date-value="2022-12-15" calcext:value-type="date">
            <text:p>15. Dec. 2022</text:p>
          </table:table-cell>
          <table:table-cell table:style-name="ce80"/>
          <table:table-cell table:style-name="ce196"/>
          <table:table-cell table:style-name="ce199"/>
          <table:table-cell table:style-name="ce226"/>
          <table:table-cell table:style-name="Default" table:number-columns-repeated="2"/>
          <table:table-cell table:style-name="ce143"/>
          <table:table-cell table:number-columns-repeated="1015"/>
        </table:table-row>
        <table:table-row table:style-name="ro2">
          <table:table-cell table:style-name="ce13" office:value-type="date" office:date-value="2023-01-15" calcext:value-type="date">
            <text:p>15. Jan. 2023</text:p>
          </table:table-cell>
          <table:table-cell table:style-name="ce80" office:value-type="float" office:value="10000" calcext:value-type="float">
            <text:p>$10,000.00</text:p>
          </table:table-cell>
          <table:table-cell table:style-name="ce196"/>
          <table:table-cell table:style-name="ce199"/>
          <table:table-cell table:style-name="ce226"/>
          <table:table-cell table:style-name="Default" table:number-columns-repeated="2"/>
          <table:table-cell table:style-name="ce143"/>
          <table:table-cell table:number-columns-repeated="1015"/>
        </table:table-row>
        <table:table-row table:style-name="ro2">
          <table:table-cell table:style-name="ce13" office:value-type="date" office:date-value="2023-02-15" calcext:value-type="date">
            <text:p>15. Feb. 2023</text:p>
          </table:table-cell>
          <table:table-cell table:style-name="ce80"/>
          <table:table-cell table:style-name="ce196"/>
          <table:table-cell table:style-name="ce199"/>
          <table:table-cell table:style-name="ce226"/>
          <table:table-cell table:style-name="Default" table:number-columns-repeated="2"/>
          <table:table-cell table:style-name="ce25"/>
          <table:table-cell/>
          <table:table-cell table:style-name="ce45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3-15" calcext:value-type="date">
            <text:p>15. Mar. 2023</text:p>
          </table:table-cell>
          <table:table-cell table:style-name="ce80"/>
          <table:table-cell table:style-name="ce196"/>
          <table:table-cell table:style-name="ce199"/>
          <table:table-cell table:style-name="ce226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3-22" calcext:value-type="date">
            <text:p>22. Mar. 2023</text:p>
          </table:table-cell>
          <table:table-cell table:style-name="ce80"/>
          <table:table-cell table:style-name="ce196"/>
          <table:table-cell table:style-name="ce199" office:value-type="float" office:value="23" calcext:value-type="float">
            <text:p>$23.00</text:p>
          </table:table-cell>
          <table:table-cell table:style-name="ce226"/>
          <table:table-cell table:style-name="ce61" office:value-type="string" calcext:value-type="string">
            <text:p>TOTAL INVERTIDO</text:p>
          </table:table-cell>
          <table:table-cell table:style-name="ce195" table:formula="of:=[.G13]" office:value-type="float" office:value="20200" calcext:value-type="float">
            <text:p>$20,20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3-22" calcext:value-type="date">
            <text:p>22. Mar. 2023</text:p>
          </table:table-cell>
          <table:table-cell table:style-name="ce80"/>
          <table:table-cell table:style-name="ce196" office:value-type="float" office:value="-66.61" calcext:value-type="float">
            <text:p>-$66.61</text:p>
          </table:table-cell>
          <table:table-cell table:style-name="ce199"/>
          <table:table-cell table:style-name="ce226"/>
          <table:table-cell table:style-name="ce255" office:value-type="string" calcext:value-type="string">
            <text:p>TOTAL RENDIMIENTOS</text:p>
          </table:table-cell>
          <table:table-cell table:style-name="ce245" table:formula="of:=[.G15]" office:value-type="float" office:value="554.33" calcext:value-type="float">
            <text:p>$554.33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4-15" calcext:value-type="date">
            <text:p>15. Apr. 2023</text:p>
          </table:table-cell>
          <table:table-cell table:style-name="ce80" office:value-type="float" office:value="10200" calcext:value-type="float">
            <text:p>$10,200.00</text:p>
          </table:table-cell>
          <table:table-cell table:style-name="ce196"/>
          <table:table-cell table:style-name="ce199"/>
          <table:table-cell table:style-name="ce226"/>
          <table:table-cell table:style-name="ce63" office:value-type="string" calcext:value-type="string">
            <text:p>TOTAL EXTRACCIONES</text:p>
          </table:table-cell>
          <table:table-cell table:style-name="ce240" table:formula="of:=[.G14]" office:value-type="float" office:value="-4492.94" calcext:value-type="float">
            <text:p>-$4,492.94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6-04" calcext:value-type="date">
            <text:p>4. Jun. 2023</text:p>
          </table:table-cell>
          <table:table-cell table:style-name="ce80"/>
          <table:table-cell table:style-name="ce196"/>
          <table:table-cell table:style-name="ce199" office:value-type="float" office:value="75.3" calcext:value-type="float">
            <text:p>$75.30</text:p>
          </table:table-cell>
          <table:table-cell table:style-name="ce227"/>
          <table:table-cell table:style-name="ce64" office:value-type="string" calcext:value-type="string">
            <text:p>VALOR DE LA CUENTA</text:p>
          </table:table-cell>
          <table:table-cell table:style-name="ce241" table:formula="of:=SUM([.G8:.G10])" office:value-type="float" office:value="16261.39" calcext:value-type="float">
            <text:p>$16,261.39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6-21" calcext:value-type="date">
            <text:p>21. Jun. 2023</text:p>
          </table:table-cell>
          <table:table-cell table:style-name="ce80"/>
          <table:table-cell table:style-name="ce196"/>
          <table:table-cell table:style-name="ce199" office:value-type="float" office:value="103.62" calcext:value-type="float">
            <text:p>$103.62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6-21" calcext:value-type="date">
            <text:p>21. Jun. 2023</text:p>
          </table:table-cell>
          <table:table-cell table:style-name="ce80"/>
          <table:table-cell table:style-name="ce196" office:value-type="float" office:value="-179.37" calcext:value-type="float">
            <text:p>-$179.37</text:p>
          </table:table-cell>
          <table:table-cell table:style-name="ce199"/>
          <table:table-cell table:style-name="ce227"/>
          <table:table-cell table:style-name="ce234" office:value-type="string" calcext:value-type="string">
            <text:p>Inversión</text:p>
          </table:table-cell>
          <table:table-cell table:style-name="ce243" table:formula="of:=SUBTOTAL(9;[.B2:.B1001])" office:value-type="float" office:value="20200" calcext:value-type="float">
            <text:p>$20,20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8-08" calcext:value-type="date">
            <text:p>8. Aug. 2023</text:p>
          </table:table-cell>
          <table:table-cell table:style-name="ce80"/>
          <table:table-cell table:style-name="ce196"/>
          <table:table-cell table:style-name="ce199" office:value-type="float" office:value="138.59" calcext:value-type="float">
            <text:p>$138.59</text:p>
          </table:table-cell>
          <table:table-cell table:style-name="ce227"/>
          <table:table-cell table:style-name="ce235" office:value-type="string" calcext:value-type="string">
            <text:p>Extracción</text:p>
          </table:table-cell>
          <table:table-cell table:style-name="ce244" table:formula="of:=SUBTOTAL(9;[.C2:.C1001])" office:value-type="float" office:value="-4492.94" calcext:value-type="float">
            <text:p>-$4,492.94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8-08" calcext:value-type="date">
            <text:p>8. Aug. 2023</text:p>
          </table:table-cell>
          <table:table-cell table:style-name="ce80"/>
          <table:table-cell table:style-name="ce196" office:value-type="float" office:value="138.59" calcext:value-type="float">
            <text:p>$138.59</text:p>
          </table:table-cell>
          <table:table-cell table:style-name="ce199"/>
          <table:table-cell table:style-name="ce227"/>
          <table:table-cell table:style-name="ce236" office:value-type="string" calcext:value-type="string">
            <text:p>Rendimientos</text:p>
          </table:table-cell>
          <table:table-cell table:style-name="ce245" table:formula="of:=SUBTOTAL(9;[.D1:.D999])" office:value-type="float" office:value="554.33" calcext:value-type="float">
            <text:p>$554.33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8-22" calcext:value-type="date">
            <text:p>22. Aug. 2023</text:p>
          </table:table-cell>
          <table:table-cell table:style-name="ce80"/>
          <table:table-cell table:style-name="ce196"/>
          <table:table-cell table:style-name="ce199" office:value-type="float" office:value="33.59" calcext:value-type="float">
            <text:p>$33.59</text:p>
          </table:table-cell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8-22" calcext:value-type="date">
            <text:p>22. Aug. 2023</text:p>
          </table:table-cell>
          <table:table-cell table:style-name="ce80"/>
          <table:table-cell table:style-name="ce196" office:value-type="float" office:value="33.59" calcext:value-type="float">
            <text:p>$33.59</text:p>
          </table:table-cell>
          <table:table-cell table:style-name="ce19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07" calcext:value-type="date">
            <text:p>7. Dec. 2023</text:p>
          </table:table-cell>
          <table:table-cell table:style-name="ce80"/>
          <table:table-cell table:style-name="ce196" office:value-type="float" office:value="180.23" calcext:value-type="float">
            <text:p>$180.23</text:p>
          </table:table-cell>
          <table:table-cell table:style-name="ce19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14" calcext:value-type="date">
            <text:p>14. Dec. 2023</text:p>
          </table:table-cell>
          <table:table-cell table:style-name="ce80"/>
          <table:table-cell table:style-name="ce196" office:value-type="float" office:value="-2995.17" calcext:value-type="float">
            <text:p>-$2,995.17</text:p>
          </table:table-cell>
          <table:table-cell table:style-name="ce19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19" calcext:value-type="date">
            <text:p>19. Dec. 2023</text:p>
          </table:table-cell>
          <table:table-cell table:style-name="ce80"/>
          <table:table-cell table:style-name="ce196" office:value-type="float" office:value="-1604.2" calcext:value-type="float">
            <text:p>-$1,604.20</text:p>
          </table:table-cell>
          <table:table-cell table:style-name="ce199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12-31" calcext:value-type="date">
            <text:p>31. Dec. 2023</text:p>
          </table:table-cell>
          <table:table-cell table:style-name="ce80"/>
          <table:table-cell table:style-name="ce196"/>
          <table:table-cell table:style-name="ce199" office:value-type="float" office:value="180.23" calcext:value-type="float">
            <text:p>$180.23</text:p>
          </table:table-cell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198" table:content-validation-name="val1"/>
          <table:table-cell table:style-name="ce92"/>
          <table:table-cell table:style-name="ce59"/>
          <table:table-cell table:style-name="ce124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198" table:content-validation-name="val1"/>
          <table:table-cell table:style-name="ce92"/>
          <table:table-cell table:style-name="ce59"/>
          <table:table-cell table:style-name="ce123"/>
          <table:table-cell table:style-name="ce115"/>
          <table:table-cell table:style-name="ce138"/>
          <table:table-cell table:number-columns-repeated="3"/>
          <table:table-cell table:style-name="ce41"/>
          <table:table-cell table:number-columns-repeated="1012"/>
        </table:table-row>
        <table:table-row table:style-name="ro2" table:number-rows-repeated="7">
          <table:table-cell table:style-name="ce148"/>
          <table:table-cell table:style-name="ce198" table:content-validation-name="val1"/>
          <table:table-cell table:style-name="ce92"/>
          <table:table-cell table:style-name="ce5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82"/>
          <table:table-cell table:style-name="ce92"/>
          <table:table-cell table:style-name="ce5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82"/>
          <table:table-cell table:style-name="ce95"/>
          <table:table-cell table:style-name="ce5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83"/>
          <table:table-cell table:style-name="ce96"/>
          <table:table-cell table:style-name="ce47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84"/>
          <table:table-cell table:style-name="ce97"/>
          <table:table-cell table:style-name="ce123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198" table:content-validation-name="val1"/>
          <table:table-cell table:style-name="ce92"/>
          <table:table-cell table:style-name="ce59"/>
          <table:table-cell table:style-name="ce124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198" table:content-validation-name="val1"/>
          <table:table-cell table:style-name="ce92"/>
          <table:table-cell table:style-name="ce59"/>
          <table:table-cell table:style-name="ce123"/>
          <table:table-cell table:style-name="ce115"/>
          <table:table-cell table:style-name="ce138"/>
          <table:table-cell table:number-columns-repeated="3"/>
          <table:table-cell table:style-name="ce41"/>
          <table:table-cell table:number-columns-repeated="1012"/>
        </table:table-row>
        <table:table-row table:style-name="ro2" table:number-rows-repeated="7">
          <table:table-cell table:style-name="ce148"/>
          <table:table-cell table:style-name="ce198" table:content-validation-name="val1"/>
          <table:table-cell table:style-name="ce92"/>
          <table:table-cell table:style-name="ce5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82"/>
          <table:table-cell table:style-name="ce92"/>
          <table:table-cell table:style-name="ce5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82"/>
          <table:table-cell table:style-name="ce95"/>
          <table:table-cell table:style-name="ce59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83"/>
          <table:table-cell table:style-name="ce96"/>
          <table:table-cell table:style-name="ce47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84"/>
          <table:table-cell table:style-name="ce97"/>
          <table:table-cell table:style-name="ce123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85"/>
          <table:table-cell table:style-name="ce98"/>
          <table:table-cell table:style-name="ce69"/>
          <table:table-cell table:style-name="ce124"/>
          <table:table-cell table:style-name="ce118"/>
          <table:table-cell table:style-name="ce125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4"/>
          <table:table-cell table:style-name="ce86"/>
          <table:table-cell table:style-name="ce98"/>
          <table:table-cell table:style-name="ce78"/>
          <table:table-cell table:style-name="ce123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5"/>
          <table:table-cell table:style-name="ce87"/>
          <table:table-cell table:style-name="ce98"/>
          <table:table-cell table:style-name="ce78"/>
          <table:table-cell table:style-name="ce124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3">
          <table:table-cell table:style-name="ce75"/>
          <table:table-cell table:style-name="ce87"/>
          <table:table-cell table:style-name="ce98"/>
          <table:table-cell table:style-name="ce78"/>
          <table:table-cell table:style-name="ce125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85"/>
          <table:table-cell table:style-name="ce98"/>
          <table:table-cell table:style-name="ce78"/>
          <table:table-cell table:style-name="ce125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88"/>
          <table:table-cell table:style-name="ce99"/>
          <table:table-cell table:style-name="ce78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970">
          <table:table-cell table:style-name="ce76"/>
          <table:table-cell table:style-name="ce88"/>
          <table:table-cell table:style-name="ce99"/>
          <table:table-cell table:style-name="ce102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number-columns-repeated="3"/>
          <table:table-cell table:style-name="ce102"/>
          <table:table-cell table:style-name="ce125"/>
          <table:table-cell table:number-columns-repeated="5"/>
          <table:table-cell table:style-name="ce41"/>
          <table:table-cell table:number-columns-repeated="1012"/>
        </table:table-row>
        <table:table-row table:style-name="ro1">
          <table:table-cell table:number-columns-repeated="4"/>
          <table:table-cell table:style-name="ce125"/>
          <table:table-cell table:number-columns-repeated="1018"/>
        </table:table-row>
        <table:table-row table:style-name="ro3">
          <table:table-cell table:number-columns-repeated="4"/>
          <table:table-cell table:style-name="ce125"/>
          <table:table-cell table:number-columns-repeated="1018"/>
        </table:table-row>
        <table:table-row table:style-name="ro3" table:number-rows-repeated="1047545">
          <table:table-cell table:number-columns-repeated="1023"/>
        </table:table-row>
        <table:table-row table:style-name="ro3">
          <table:table-cell table:number-columns-repeated="1023"/>
        </table:table-row>
        <table:named-expressions>
          <table:named-range table:name="Z_CBB3F77D_73E6_4F28_9114_EB2250D8558E_.wvu.FilterData" table:base-cell-address="$Briq.$A$1" table:cell-range-address="$Briq.$A$1:.$A$7"/>
          <table:named-range table:name="_xlnm._FilterDatabase" table:base-cell-address="$Briq.$A$1" table:cell-range-address="$Briq.$A$1:.$A$7"/>
        </table:named-expressions>
      </table:table>
      <table:table table:name="M2crowd" table:style-name="ta8">
        <table:table-column table:style-name="co1" table:default-cell-style-name="ce77"/>
        <table:table-column table:style-name="co2" table:default-cell-style-name="ce89"/>
        <table:table-column table:style-name="co3" table:default-cell-style-name="ce100"/>
        <table:table-column table:style-name="co4" table:default-cell-style-name="ce119"/>
        <table:table-column table:style-name="co5" table:default-cell-style-name="ce118"/>
        <table:table-column table:style-name="co6" table:default-cell-style-name="ce119"/>
        <table:table-column table:style-name="co7" table:default-cell-style-name="ce11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81" office:value-type="string" calcext:value-type="string">
            <text:p>MONTO</text:p>
          </table:table-cell>
          <table:table-cell table:style-name="ce66" office:value-type="string" calcext:value-type="string">
            <text:p>MONTO</text:p>
          </table:table-cell>
          <table:table-cell table:style-name="ce216" office:value-type="string" calcext:value-type="string">
            <text:p>MONTO</text:p>
          </table:table-cell>
          <table:table-cell table:style-name="ce53"/>
          <table:table-cell table:style-name="Default" table:number-columns-repeated="2"/>
          <table:table-cell table:style-name="ce140"/>
          <table:table-cell table:number-columns-repeated="1015"/>
        </table:table-row>
        <table:table-row table:style-name="ro2">
          <table:table-cell table:style-name="ce13" office:value-type="date" office:date-value="2022-10-15" calcext:value-type="date">
            <text:p>15. Oct. 2022</text:p>
          </table:table-cell>
          <table:table-cell table:style-name="ce80"/>
          <table:table-cell table:style-name="ce196"/>
          <table:table-cell table:style-name="ce201"/>
          <table:table-cell table:style-name="ce54"/>
          <table:table-cell table:style-name="Default" table:number-columns-repeated="2"/>
          <table:table-cell table:style-name="ce141"/>
          <table:table-cell table:style-name="ce252" table:content-validation-name="val2"/>
          <table:table-cell table:number-columns-repeated="1014"/>
        </table:table-row>
        <table:table-row table:style-name="ro2">
          <table:table-cell table:style-name="ce13" office:value-type="date" office:date-value="2022-11-15" calcext:value-type="date">
            <text:p>15. Nov. 2022</text:p>
          </table:table-cell>
          <table:table-cell table:style-name="ce80"/>
          <table:table-cell table:style-name="ce196"/>
          <table:table-cell table:style-name="ce201"/>
          <table:table-cell table:style-name="ce226"/>
          <table:table-cell table:style-name="Default" table:number-columns-repeated="2"/>
          <table:table-cell table:style-name="ce142"/>
          <table:table-cell table:number-columns-repeated="1015"/>
        </table:table-row>
        <table:table-row table:style-name="ro2">
          <table:table-cell table:style-name="ce13" office:value-type="date" office:date-value="2022-12-15" calcext:value-type="date">
            <text:p>15. Dec. 2022</text:p>
          </table:table-cell>
          <table:table-cell table:style-name="ce80"/>
          <table:table-cell table:style-name="ce196"/>
          <table:table-cell table:style-name="ce201"/>
          <table:table-cell table:style-name="ce226"/>
          <table:table-cell table:style-name="Default" table:number-columns-repeated="2"/>
          <table:table-cell table:style-name="ce143"/>
          <table:table-cell table:number-columns-repeated="1015"/>
        </table:table-row>
        <table:table-row table:style-name="ro2">
          <table:table-cell table:style-name="ce13" office:value-type="date" office:date-value="2023-01-15" calcext:value-type="date">
            <text:p>15. Jan. 2023</text:p>
          </table:table-cell>
          <table:table-cell table:style-name="ce80"/>
          <table:table-cell table:style-name="ce196"/>
          <table:table-cell table:style-name="ce201"/>
          <table:table-cell table:style-name="ce226"/>
          <table:table-cell table:style-name="Default" table:number-columns-repeated="2"/>
          <table:table-cell table:style-name="ce143"/>
          <table:table-cell table:number-columns-repeated="1015"/>
        </table:table-row>
        <table:table-row table:style-name="ro2">
          <table:table-cell table:style-name="ce13" office:value-type="date" office:date-value="2023-02-15" calcext:value-type="date">
            <text:p>15. Feb. 2023</text:p>
          </table:table-cell>
          <table:table-cell table:style-name="ce80"/>
          <table:table-cell table:style-name="ce196"/>
          <table:table-cell table:style-name="ce201"/>
          <table:table-cell table:style-name="ce226"/>
          <table:table-cell table:style-name="Default" table:number-columns-repeated="2"/>
          <table:table-cell table:style-name="ce25"/>
          <table:table-cell/>
          <table:table-cell table:style-name="ce45"/>
          <table:table-cell table:style-name="ce41"/>
          <table:table-cell table:number-columns-repeated="1012"/>
        </table:table-row>
        <table:table-row table:style-name="ro2">
          <table:table-cell table:style-name="ce13" office:value-type="date" office:date-value="2023-03-15" calcext:value-type="date">
            <text:p>15. Mar. 2023</text:p>
          </table:table-cell>
          <table:table-cell table:style-name="ce80"/>
          <table:table-cell table:style-name="ce196"/>
          <table:table-cell table:style-name="ce201"/>
          <table:table-cell table:style-name="ce226"/>
          <table:table-cell table:style-name="Default" table:number-columns-repeated="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Default" table:number-columns-repeated="4"/>
          <table:table-cell table:style-name="ce226"/>
          <table:table-cell table:style-name="ce61" office:value-type="string" calcext:value-type="string">
            <text:p>TOTAL INVERTIDO</text:p>
          </table:table-cell>
          <table:table-cell table:style-name="ce195" table:formula="of:=[.G13]" office:value-type="float" office:value="0" calcext:value-type="float">
            <text:p>$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Default" table:number-columns-repeated="4"/>
          <table:table-cell table:style-name="ce226"/>
          <table:table-cell table:style-name="ce255" office:value-type="string" calcext:value-type="string">
            <text:p>TOTAL RENDIMIENTOS</text:p>
          </table:table-cell>
          <table:table-cell table:style-name="ce245" table:formula="of:=[.G15]" office:value-type="float" office:value="0" calcext:value-type="float">
            <text:p>$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22"/>
          <table:table-cell table:style-name="ce198" table:content-validation-name="val1"/>
          <table:table-cell table:style-name="ce92"/>
          <table:table-cell table:style-name="ce122"/>
          <table:table-cell table:style-name="ce226"/>
          <table:table-cell table:style-name="ce63" office:value-type="string" calcext:value-type="string">
            <text:p>TOTAL EXTRACCIONES</text:p>
          </table:table-cell>
          <table:table-cell table:style-name="ce240" table:formula="of:=[.G14]" office:value-type="float" office:value="0" calcext:value-type="float">
            <text:p>$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22"/>
          <table:table-cell table:style-name="ce198" table:content-validation-name="val1"/>
          <table:table-cell table:style-name="ce92"/>
          <table:table-cell table:style-name="ce122"/>
          <table:table-cell table:style-name="ce227"/>
          <table:table-cell table:style-name="ce64" office:value-type="string" calcext:value-type="string">
            <text:p>VALOR DE LA CUENTA</text:p>
          </table:table-cell>
          <table:table-cell table:style-name="ce241" table:formula="of:=SUM([.G8:.G10])" office:value-type="float" office:value="0" calcext:value-type="float">
            <text:p>$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22"/>
          <table:table-cell table:style-name="ce198" table:content-validation-name="val1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22"/>
          <table:table-cell table:style-name="ce198" table:content-validation-name="val1"/>
          <table:table-cell table:style-name="ce92"/>
          <table:table-cell table:style-name="ce122"/>
          <table:table-cell table:style-name="ce227"/>
          <table:table-cell table:style-name="ce234" office:value-type="string" calcext:value-type="string">
            <text:p>Inversión</text:p>
          </table:table-cell>
          <table:table-cell table:style-name="ce243" table:formula="of:=SUBTOTAL(9;[.B2:.B1002])" office:value-type="float" office:value="0" calcext:value-type="float">
            <text:p>$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22"/>
          <table:table-cell table:style-name="ce198" table:content-validation-name="val1"/>
          <table:table-cell table:style-name="ce92"/>
          <table:table-cell table:style-name="ce122"/>
          <table:table-cell table:style-name="ce227"/>
          <table:table-cell table:style-name="ce235" office:value-type="string" calcext:value-type="string">
            <text:p>Extracción</text:p>
          </table:table-cell>
          <table:table-cell table:style-name="ce244" table:formula="of:=SUBTOTAL(9;[.C2:.C1002])" office:value-type="float" office:value="0" calcext:value-type="float">
            <text:p>$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22"/>
          <table:table-cell table:style-name="ce198" table:content-validation-name="val1"/>
          <table:table-cell table:style-name="ce92"/>
          <table:table-cell table:style-name="ce122"/>
          <table:table-cell table:style-name="ce227"/>
          <table:table-cell table:style-name="ce236" office:value-type="string" calcext:value-type="string">
            <text:p>Rendimientos</text:p>
          </table:table-cell>
          <table:table-cell table:style-name="ce245" table:formula="of:=SUBTOTAL(9;[.D1:.D20])" office:value-type="float" office:value="0" calcext:value-type="float">
            <text:p>$0.00</text:p>
          </table:table-cell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22"/>
          <table:table-cell table:style-name="ce198" table:content-validation-name="val1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22"/>
          <table:table-cell table:style-name="ce82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28"/>
          <table:table-cell table:style-name="ce82"/>
          <table:table-cell table:style-name="ce95"/>
          <table:table-cell table:style-name="ce122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Default" table:number-columns-repeated="3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Default" table:number-columns-repeated="3"/>
          <table:table-cell table:style-name="ce124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198" table:content-validation-name="val1"/>
          <table:table-cell table:style-name="ce92"/>
          <table:table-cell table:style-name="ce122"/>
          <table:table-cell table:style-name="ce123"/>
          <table:table-cell table:style-name="ce115"/>
          <table:table-cell table:style-name="ce138"/>
          <table:table-cell table:number-columns-repeated="3"/>
          <table:table-cell table:style-name="ce41"/>
          <table:table-cell table:number-columns-repeated="1012"/>
        </table:table-row>
        <table:table-row table:style-name="ro2" table:number-rows-repeated="8">
          <table:table-cell table:style-name="ce148"/>
          <table:table-cell table:style-name="ce198" table:content-validation-name="val1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82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82"/>
          <table:table-cell table:style-name="ce95"/>
          <table:table-cell table:style-name="ce122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83"/>
          <table:table-cell table:style-name="ce96"/>
          <table:table-cell table:style-name="ce95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84"/>
          <table:table-cell table:style-name="ce97"/>
          <table:table-cell table:style-name="ce123"/>
          <table:table-cell table:style-name="ce124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198" table:content-validation-name="val1"/>
          <table:table-cell table:style-name="ce92"/>
          <table:table-cell table:style-name="ce122"/>
          <table:table-cell table:style-name="ce123"/>
          <table:table-cell table:style-name="ce115"/>
          <table:table-cell table:style-name="ce138"/>
          <table:table-cell table:number-columns-repeated="3"/>
          <table:table-cell table:style-name="ce41"/>
          <table:table-cell table:number-columns-repeated="1012"/>
        </table:table-row>
        <table:table-row table:style-name="ro2" table:number-rows-repeated="8">
          <table:table-cell table:style-name="ce148"/>
          <table:table-cell table:style-name="ce198" table:content-validation-name="val1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82"/>
          <table:table-cell table:style-name="ce92"/>
          <table:table-cell table:style-name="ce122"/>
          <table:table-cell table:style-name="ce227"/>
          <table:table-cell table:style-name="ce115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82"/>
          <table:table-cell table:style-name="ce95"/>
          <table:table-cell table:style-name="ce122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83"/>
          <table:table-cell table:style-name="ce96"/>
          <table:table-cell table:style-name="ce95"/>
          <table:table-cell table:style-name="ce227"/>
          <table:table-cell table:style-name="ce117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84"/>
          <table:table-cell table:style-name="ce97"/>
          <table:table-cell table:style-name="ce123"/>
          <table:table-cell table:style-name="ce124"/>
          <table:table-cell table:style-name="ce118"/>
          <table:table-cell table:style-name="ce125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85"/>
          <table:table-cell table:style-name="ce98"/>
          <table:table-cell table:style-name="ce124"/>
          <table:table-cell table:style-name="ce123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4"/>
          <table:table-cell table:style-name="ce86"/>
          <table:table-cell table:style-name="ce98"/>
          <table:table-cell table:style-name="ce125"/>
          <table:table-cell table:style-name="ce124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4">
          <table:table-cell table:style-name="ce75"/>
          <table:table-cell table:style-name="ce87"/>
          <table:table-cell table:style-name="ce98"/>
          <table:table-cell table:style-name="ce125" table:number-columns-repeated="2"/>
          <table:table-cell table:style-name="ce118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85"/>
          <table:table-cell table:style-name="ce98"/>
          <table:table-cell table:style-name="ce125" table:number-columns-repeated="2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88"/>
          <table:table-cell table:style-name="ce99"/>
          <table:table-cell table:style-name="ce125" table:number-columns-repeated="2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969">
          <table:table-cell table:style-name="ce76"/>
          <table:table-cell table:style-name="ce88"/>
          <table:table-cell table:style-name="ce99"/>
          <table:table-cell table:style-name="ce126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88"/>
          <table:table-cell table:style-name="ce99"/>
          <table:table-cell table:style-name="ce126"/>
          <table:table-cell table:style-name="ce125"/>
          <table:table-cell table:number-columns-repeated="5"/>
          <table:table-cell table:style-name="ce41"/>
          <table:table-cell table:number-columns-repeated="1012"/>
        </table:table-row>
        <table:table-row table:style-name="ro1">
          <table:table-cell table:number-columns-repeated="3"/>
          <table:table-cell table:style-name="ce126"/>
          <table:table-cell table:style-name="ce125"/>
          <table:table-cell table:number-columns-repeated="1018"/>
        </table:table-row>
        <table:table-row table:style-name="ro3">
          <table:table-cell table:number-columns-repeated="4"/>
          <table:table-cell table:style-name="ce125"/>
          <table:table-cell table:number-columns-repeated="1018"/>
        </table:table-row>
        <table:table-row table:style-name="ro3" table:number-rows-repeated="1047545">
          <table:table-cell table:number-columns-repeated="1023"/>
        </table:table-row>
        <table:table-row table:style-name="ro3">
          <table:table-cell table:number-columns-repeated="1023"/>
        </table:table-row>
        <table:named-expressions>
          <table:named-range table:name="Z_CBB3F77D_73E6_4F28_9114_EB2250D8558E_.wvu.FilterData" table:base-cell-address="$M2crowd.$A$1" table:cell-range-address="$M2crowd.$A$1:.$A$7"/>
          <table:named-range table:name="_xlnm._FilterDatabase" table:base-cell-address="$M2crowd.$A$1" table:cell-range-address="$M2crowd.$A$1:.$A$7"/>
        </table:named-expressions>
      </table:table>
      <table:table table:name="TOTALES" table:style-name="ta9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1016" table:default-cell-style-name="Default"/>
        <table:table-row table:style-name="ro5">
          <table:table-cell table:style-name="ce280" office:value-type="string" calcext:value-type="string" table:number-columns-spanned="5" table:number-rows-spanned="1">
            <text:p>INVERSIONES AÑO ???</text:p>
          </table:table-cell>
          <table:covered-table-cell table:number-columns-repeated="4" table:style-name="ce293"/>
          <table:table-cell table:style-name="ce306"/>
          <table:table-cell table:style-name="ce308" office:value-type="string" calcext:value-type="string">
            <text:p>METAS</text:p>
          </table:table-cell>
          <table:table-cell table:style-name="ce308" office:value-type="string" calcext:value-type="string">
            <text:p>PORCENTAJE</text:p>
          </table:table-cell>
          <table:table-cell table:number-columns-repeated="1016"/>
        </table:table-row>
        <table:table-row table:style-name="ro6">
          <table:table-cell table:style-name="ce281" office:value-type="string" calcext:value-type="string" table:number-columns-spanned="2" table:number-rows-spanned="1">
            <text:p>INVERTIDO</text:p>
          </table:table-cell>
          <table:covered-table-cell table:style-name="ce242"/>
          <table:table-cell table:style-name="ce242"/>
          <table:table-cell table:style-name="ce281" office:value-type="string" calcext:value-type="string" table:number-columns-spanned="2" table:number-rows-spanned="1">
            <text:p>RENDIMIENTO</text:p>
          </table:table-cell>
          <table:covered-table-cell table:style-name="ce242"/>
          <table:table-cell table:style-name="ce303"/>
          <table:table-cell table:style-name="ce175"/>
          <table:table-cell table:style-name="ce312"/>
          <table:table-cell table:number-columns-repeated="1016"/>
        </table:table-row>
        <table:table-row table:style-name="ro7">
          <table:table-cell table:style-name="ce282" office:value-type="string" calcext:value-type="string">
            <text:p>Boondia</text:p>
          </table:table-cell>
          <table:table-cell table:style-name="ce295" table:formula="of:=[$Boondia.$G$16]" office:value-type="float" office:value="472.250000000013" calcext:value-type="float">
            <text:p>$472.25</text:p>
          </table:table-cell>
          <table:table-cell table:style-name="ce295"/>
          <table:table-cell table:style-name="ce282" office:value-type="string" calcext:value-type="string">
            <text:p>Boondia</text:p>
          </table:table-cell>
          <table:table-cell table:style-name="ce305" table:formula="of:=[$Boondia.$G$20]" office:value-type="float" office:value="2693.83" calcext:value-type="float">
            <text:p>$2,693.83</text:p>
          </table:table-cell>
          <table:table-cell table:style-name="ce303"/>
          <table:table-cell table:style-name="ce309" office:value-type="currency" office:currency="MXN" office:value="500" calcext:value-type="currency">
            <text:p>$500.00</text:p>
          </table:table-cell>
          <table:table-cell table:style-name="ce273" table:formula="of:=[.B3]/[.G3]" office:value-type="percentage" office:value="0.944500000000025" calcext:value-type="percentage">
            <text:p>94.45%</text:p>
          </table:table-cell>
          <table:table-cell table:number-columns-repeated="1016"/>
        </table:table-row>
        <table:table-row table:style-name="ro8">
          <table:table-cell table:style-name="ce221" office:value-type="string" calcext:value-type="string">
            <text:p>Uala</text:p>
          </table:table-cell>
          <table:table-cell table:style-name="ce246" table:formula="of:=[$Uala.$G$16]" office:value-type="float" office:value="16888.86" calcext:value-type="float">
            <text:p>$16,888.86</text:p>
          </table:table-cell>
          <table:table-cell table:style-name="ce246"/>
          <table:table-cell table:style-name="ce221" office:value-type="string" calcext:value-type="string">
            <text:p>Uala</text:p>
          </table:table-cell>
          <table:table-cell table:style-name="ce262" table:formula="of:=[$Uala.$G$20]" office:value-type="float" office:value="74.42" calcext:value-type="float">
            <text:p>$74.42</text:p>
          </table:table-cell>
          <table:table-cell table:style-name="ce303"/>
          <table:table-cell table:style-name="ce309" office:value-type="currency" office:currency="MXN" office:value="30000" calcext:value-type="currency">
            <text:p>$30,000.00</text:p>
          </table:table-cell>
          <table:table-cell table:style-name="ce275" table:formula="of:=[.B4]/[.G4]" office:value-type="percentage" office:value="0.562962" calcext:value-type="percentage">
            <text:p>56.30%</text:p>
          </table:table-cell>
          <table:table-cell table:number-columns-repeated="1016"/>
        </table:table-row>
        <table:table-row table:style-name="ro8">
          <table:table-cell table:style-name="ce282" office:value-type="string" calcext:value-type="string">
            <text:p>Cajita Nu</text:p>
          </table:table-cell>
          <table:table-cell table:style-name="ce295" table:formula="of:=[$'Cajita Nu'.$G$15]" office:value-type="float" office:value="113386.94" calcext:value-type="float">
            <text:p>$113,386.94</text:p>
          </table:table-cell>
          <table:table-cell table:style-name="ce295"/>
          <table:table-cell table:style-name="ce282" office:value-type="string" calcext:value-type="string">
            <text:p>Cuenta Nu</text:p>
          </table:table-cell>
          <table:table-cell table:style-name="ce305" table:formula="of:=[$'Cajita Nu'.$G$19]" office:value-type="float" office:value="1049.27" calcext:value-type="float">
            <text:p>$1,049.27</text:p>
          </table:table-cell>
          <table:table-cell table:style-name="ce303"/>
          <table:table-cell table:style-name="ce309" office:value-type="currency" office:currency="MXN" office:value="150000" calcext:value-type="currency">
            <text:p>$150,000.00</text:p>
          </table:table-cell>
          <table:table-cell table:style-name="ce275" table:formula="of:=[.B5]/[.G5]" office:value-type="percentage" office:value="0.755912933333333" calcext:value-type="percentage">
            <text:p>75.59%</text:p>
          </table:table-cell>
          <table:table-cell table:number-columns-repeated="1016"/>
        </table:table-row>
        <table:table-row table:style-name="ro8">
          <table:table-cell table:style-name="ce283" office:value-type="string" calcext:value-type="string">
            <text:p>Cetes</text:p>
          </table:table-cell>
          <table:table-cell table:style-name="ce296" table:formula="of:=[$Cetes.$G$11]" office:value-type="float" office:value="54395.44" calcext:value-type="float">
            <text:p>$54,395.44</text:p>
          </table:table-cell>
          <table:table-cell table:style-name="ce296"/>
          <table:table-cell table:style-name="ce283" office:value-type="string" calcext:value-type="string">
            <text:p>Cetes</text:p>
          </table:table-cell>
          <table:table-cell table:style-name="ce296" table:formula="of:=[$Cetes.$G$15]" office:value-type="float" office:value="4395.44" calcext:value-type="float">
            <text:p>$4,395.44</text:p>
          </table:table-cell>
          <table:table-cell table:style-name="ce307"/>
          <table:table-cell table:style-name="ce309" office:value-type="currency" office:currency="MXN" office:value="50000" calcext:value-type="currency">
            <text:p>$50,000.00</text:p>
          </table:table-cell>
          <table:table-cell table:style-name="ce273" table:formula="of:=[.B6]/[.G6]" office:value-type="percentage" office:value="1.0879088" calcext:value-type="percentage">
            <text:p>108.79%</text:p>
          </table:table-cell>
          <table:table-cell table:number-columns-repeated="1016"/>
        </table:table-row>
        <table:table-row table:style-name="ro8">
          <table:table-cell table:style-name="ce284" office:value-type="string" calcext:value-type="string">
            <text:p>Finsus</text:p>
          </table:table-cell>
          <table:table-cell table:style-name="ce297" table:formula="of:=[$Finsus.$G$12]" office:value-type="float" office:value="55181.33" calcext:value-type="float">
            <text:p>$55,181.33</text:p>
          </table:table-cell>
          <table:table-cell table:style-name="ce297"/>
          <table:table-cell table:style-name="ce284" office:value-type="string" calcext:value-type="string">
            <text:p>Finsus</text:p>
          </table:table-cell>
          <table:table-cell table:style-name="ce297" table:formula="of:=[$Finsus.$G$16]" office:value-type="float" office:value="5409.3" calcext:value-type="float">
            <text:p>$5,409.30</text:p>
          </table:table-cell>
          <table:table-cell table:style-name="ce307"/>
          <table:table-cell table:style-name="ce309" office:value-type="currency" office:currency="MXN" office:value="50000" calcext:value-type="currency">
            <text:p>$50,000.00</text:p>
          </table:table-cell>
          <table:table-cell table:style-name="ce273" table:formula="of:=[.B7]/[.G7]" office:value-type="percentage" office:value="1.1036266" calcext:value-type="percentage">
            <text:p>110.36%</text:p>
          </table:table-cell>
          <table:table-cell table:number-columns-repeated="1016"/>
        </table:table-row>
        <table:table-row table:style-name="ro8">
          <table:table-cell table:style-name="ce285" office:value-type="string" calcext:value-type="string">
            <text:p>Supertasas</text:p>
          </table:table-cell>
          <table:table-cell table:style-name="ce298" table:formula="of:=[$Supertasas.$G$11]" office:value-type="float" office:value="54768.86" calcext:value-type="float">
            <text:p>$54,768.86</text:p>
          </table:table-cell>
          <table:table-cell table:style-name="ce298"/>
          <table:table-cell table:style-name="ce285" office:value-type="string" calcext:value-type="string">
            <text:p>Supertasas</text:p>
          </table:table-cell>
          <table:table-cell table:style-name="ce298" table:formula="of:=[$Supertasas.$G$15]" office:value-type="float" office:value="5429.42" calcext:value-type="float">
            <text:p>$5,429.42</text:p>
          </table:table-cell>
          <table:table-cell table:style-name="ce307"/>
          <table:table-cell table:style-name="ce309" office:value-type="currency" office:currency="MXN" office:value="50000" calcext:value-type="currency">
            <text:p>$50,000.00</text:p>
          </table:table-cell>
          <table:table-cell table:style-name="ce273" table:formula="of:=[.B8]/[.G8]" office:value-type="percentage" office:value="1.0953772" calcext:value-type="percentage">
            <text:p>109.54%</text:p>
          </table:table-cell>
          <table:table-cell table:number-columns-repeated="1016"/>
        </table:table-row>
        <table:table-row table:style-name="ro8">
          <table:table-cell table:style-name="ce286" office:value-type="string" calcext:value-type="string">
            <text:p>Briq</text:p>
          </table:table-cell>
          <table:table-cell table:style-name="ce299" table:formula="of:=[$Briq.$G$11]" office:value-type="float" office:value="16261.39" calcext:value-type="float">
            <text:p>$16,261.39</text:p>
          </table:table-cell>
          <table:table-cell table:style-name="ce299"/>
          <table:table-cell table:style-name="ce286" office:value-type="string" calcext:value-type="string">
            <text:p>Briq</text:p>
          </table:table-cell>
          <table:table-cell table:style-name="ce299" table:formula="of:=[$Briq.$G$15]" office:value-type="float" office:value="554.33" calcext:value-type="float">
            <text:p>$554.33</text:p>
          </table:table-cell>
          <table:table-cell table:style-name="ce307"/>
          <table:table-cell table:style-name="ce309" office:value-type="currency" office:currency="MXN" office:value="20000" calcext:value-type="currency">
            <text:p>$20,000.00</text:p>
          </table:table-cell>
          <table:table-cell table:style-name="ce273" table:formula="of:=[.B9]/[.G9]" office:value-type="percentage" office:value="0.8130695" calcext:value-type="percentage">
            <text:p>81.31%</text:p>
          </table:table-cell>
          <table:table-cell table:number-columns-repeated="1016"/>
        </table:table-row>
        <table:table-row table:style-name="ro8">
          <table:table-cell table:style-name="ce287" office:value-type="string" calcext:value-type="string">
            <text:p>M2crowd</text:p>
          </table:table-cell>
          <table:table-cell table:style-name="ce300" table:formula="of:=[$M2crowd.$G$11]" office:value-type="float" office:value="0" calcext:value-type="float">
            <text:p>$0.00</text:p>
          </table:table-cell>
          <table:table-cell table:style-name="ce300"/>
          <table:table-cell table:style-name="ce287" office:value-type="string" calcext:value-type="string">
            <text:p>M2crowd</text:p>
          </table:table-cell>
          <table:table-cell table:style-name="ce300" table:formula="of:=[$M2crowd.$G$15]" office:value-type="float" office:value="0" calcext:value-type="float">
            <text:p>$0.00</text:p>
          </table:table-cell>
          <table:table-cell table:style-name="ce307"/>
          <table:table-cell table:style-name="ce309" office:value-type="currency" office:currency="MXN" office:value="20000" calcext:value-type="currency">
            <text:p>$20,000.00</text:p>
          </table:table-cell>
          <table:table-cell table:style-name="ce313" table:formula="of:=[.B10]/[.G10]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8">
          <table:table-cell table:style-name="ce288"/>
          <table:table-cell table:style-name="ce301" table:number-columns-repeated="4"/>
          <table:table-cell table:style-name="ce303"/>
          <table:table-cell table:style-name="ce310"/>
          <table:table-cell table:style-name="ce316"/>
          <table:table-cell table:number-columns-repeated="1016"/>
        </table:table-row>
        <table:table-row table:style-name="ro8">
          <table:table-cell table:style-name="ce289" office:value-type="string" calcext:value-type="string">
            <text:p>TOTAL</text:p>
          </table:table-cell>
          <table:table-cell table:style-name="ce302" table:formula="of:=SUM([.B3:.B11])" office:value-type="float" office:value="311355.07" calcext:value-type="float">
            <text:p>$311,355.07</text:p>
          </table:table-cell>
          <table:table-cell table:style-name="ce302"/>
          <table:table-cell table:style-name="ce289" office:value-type="string" calcext:value-type="string">
            <text:p>TOTAL</text:p>
          </table:table-cell>
          <table:table-cell table:style-name="ce302" table:formula="of:=SUM([.E3:.E11])" office:value-type="float" office:value="19606.01" calcext:value-type="float">
            <text:p>$19,606.01</text:p>
          </table:table-cell>
          <table:table-cell table:style-name="ce303"/>
          <table:table-cell table:style-name="ce311" table:formula="of:=SUM([.G3:.G11])" office:value-type="currency" office:currency="MXN" office:value="370500" calcext:value-type="currency">
            <text:p>$370,500.00</text:p>
          </table:table-cell>
          <table:table-cell table:style-name="ce254" table:formula="of:=[.G12]-[.B12]" office:value-type="currency" office:currency="MXN" office:value="59144.93" calcext:value-type="currency">
            <text:p>$59,144.93</text:p>
          </table:table-cell>
          <table:table-cell table:number-columns-repeated="1016"/>
        </table:table-row>
        <table:table-row table:style-name="ro8" table:number-rows-repeated="4">
          <table:table-cell table:style-name="ce290"/>
          <table:table-cell table:style-name="ce303" table:number-columns-repeated="5"/>
          <table:table-cell table:number-columns-repeated="1018"/>
        </table:table-row>
        <table:table-row table:style-name="ro8">
          <table:table-cell table:style-name="ce291"/>
          <table:table-cell table:style-name="ce304" table:number-columns-repeated="5"/>
          <table:table-cell table:number-columns-repeated="1018"/>
        </table:table-row>
        <table:table-row table:style-name="ro8">
          <table:table-cell table:style-name="ce291"/>
          <table:table-cell table:style-name="ce304" table:number-columns-repeated="5"/>
          <table:table-cell table:style-name="ce248"/>
          <table:table-cell table:number-columns-repeated="1017"/>
        </table:table-row>
        <table:table-row table:style-name="ro9" table:number-rows-repeated="982">
          <table:table-cell table:style-name="ce292"/>
          <table:table-cell table:number-columns-repeated="1023"/>
        </table:table-row>
        <table:table-row table:style-name="ro3" table:number-rows-repeated="2">
          <table:table-cell table:style-name="ce292"/>
          <table:table-cell table:number-columns-repeated="1023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Boondia.A1:Boondia.A29" table:display-filter-buttons="true"/>
        <table:database-range table:name="__Anonymous_Sheet_DB__1" table:target-range-address="'Cajita Nu'.A1:'Cajita Nu'.A2" table:display-filter-buttons="true"/>
        <table:database-range table:name="__Anonymous_Sheet_DB__2" table:target-range-address="Uala.A1:Uala.A2" table:display-filter-buttons="true"/>
        <table:database-range table:name="__Anonymous_Sheet_DB__3" table:target-range-address="Cetes.A1:Cetes.A9" table:display-filter-buttons="true"/>
        <table:database-range table:name="__Anonymous_Sheet_DB__4" table:target-range-address="Finsus.A1:Finsus.A9" table:display-filter-buttons="true"/>
        <table:database-range table:name="__Anonymous_Sheet_DB__5" table:target-range-address="Supertasas.A1:Supertasas.A9" table:display-filter-buttons="true"/>
        <table:database-range table:name="__Anonymous_Sheet_DB__6" table:target-range-address="Briq.A1:Briq.A9" table:display-filter-buttons="true"/>
        <table:database-range table:name="__Anonymous_Sheet_DB__7" table:target-range-address="M2crowd.A1:M2crowd.A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Comfortaa" svg:font-family="Comfortaa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" svg:font-family="Ubuntu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MX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text>$</number:text>
      <number:number number:decimal-places="2" number:min-decimal-places="2" number:min-integer-digits="1" number:grouping="true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5">
      <number:number number:decimal-places="4" number:min-decimal-places="4" number:min-integer-digits="1" number:grouping="true"/>
    </number:number-style>
    <number:time-style style:name="N134">
      <number:minutes number:style="long"/>
      <number:text>:</number:text>
      <number:seconds number:style="long" number:decimal-places="1"/>
    </number:time-style>
    <number:number-style style:name="N133">
      <number:number number:decimal-places="1" number:min-decimal-places="1" number:min-integer-digits="1" number:grouping="true"/>
    </number:number-style>
    <number:date-style style:name="N132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7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5">
      <number:day/>
      <number:text>/</number:text>
      <number:month/>
      <number:text>/</number:text>
      <number:year number:style="long"/>
    </number:date-style>
    <number:number-style style:name="N124">
      <number:number number:decimal-places="3" number:min-decimal-places="3" number:min-integer-digits="1" number:grouping="true"/>
    </number:number-style>
    <number:date-style style:name="N12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time-style style:name="N122">
      <number:minutes number:style="long"/>
      <number:text>:</number:text>
      <number:seconds number:style="long"/>
    </number:time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time-style style:name="N10144" number:language="en" number:country="US">
      <number:hours/>
      <number:text>:</number:text>
      <number:minutes number:style="long"/>
    </number:time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date-style style:name="N10141" number:language="en" number:country="US">
      <number:month number:textual="true"/>
      <number:text>-</number:text>
      <number:year/>
    </number:date-style>
    <number:date-style style:name="N10140" number:language="en" number:country="US">
      <number:day/>
      <number:text>-</number:text>
      <number:month number:textual="true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fill-character> </number:fill-character>
      <number:text>-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ipo_20_Movimiento" style:display-name="Tipo Movimiento" style:family="table-cell" style:parent-style-name="Default" style:data-style-name="N121">
      <style:table-cell-properties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a6a6" style:text-outline="false" style:text-line-through-style="none" style:text-line-through-type="none" style:font-name="DejaVu Sans Mono" fo:font-family="'DejaVu Sans Mono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mfortaa" style:font-family-complex="Comfortaa" style:font-size-complex="12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Boondia" style:display-name="PageStyle_Boondi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TALES" style:display-name="PageStyle_TOTA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29T15:21:55.059141888</dc:date>
    <meta:editing-duration>P1DT9H48M54S</meta:editing-duration>
    <meta:editing-cycles>144</meta:editing-cycles>
    <meta:document-statistic meta:table-count="9" meta:cell-count="504" meta:object-count="0"/>
  </office:meta>
</office:document-meta>
</file>